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470000013BD3279BC60A247177.png" manifest:media-type="image/png"/>
  <manifest:file-entry manifest:full-path="Pictures/10000000000002AE00000231AA05F280842B275C.png" manifest:media-type="image/png"/>
  <manifest:file-entry manifest:full-path="Pictures/10000000000000CD000000C8F02179A190E2AD9B.png" manifest:media-type="image/png"/>
  <manifest:file-entry manifest:full-path="Pictures/10000000000002CF000001673702A7177A864554.png" manifest:media-type="image/png"/>
  <manifest:file-entry manifest:full-path="Pictures/10000000000000CD000000C8341AA195B419EE00.png" manifest:media-type="image/png"/>
  <manifest:file-entry manifest:full-path="Pictures/100002010000015A0000010762554B4042A2BC20.png" manifest:media-type="image/png"/>
  <manifest:file-entry manifest:full-path="Pictures/10000000000000C1000000E72AE679CDCFE49744.png" manifest:media-type="image/png"/>
  <manifest:file-entry manifest:full-path="Pictures/10000201000003A10000022F7B9B93C25113F283.png" manifest:media-type="image/png"/>
  <manifest:file-entry manifest:full-path="Pictures/10000000000002370000009E76A3269A35D2B25F.png" manifest:media-type="image/png"/>
  <manifest:file-entry manifest:full-path="Pictures/10000000000001CE000001C96FB506D26D9DF4E3.png" manifest:media-type="image/png"/>
  <manifest:file-entry manifest:full-path="Pictures/10000201000003A10000022F6CD81CF6BE860E74.png" manifest:media-type="image/png"/>
  <manifest:file-entry manifest:full-path="Pictures/10000000000002350000010821D0F47189D04110.png" manifest:media-type="image/png"/>
  <manifest:file-entry manifest:full-path="Pictures/100000000000029E00000207F7AA14CC47A7A425.png" manifest:media-type="image/png"/>
  <manifest:file-entry manifest:full-path="Pictures/1000000000000268000000C12C54C9BBFFDE5DD7.png" manifest:media-type="image/png"/>
  <manifest:file-entry manifest:full-path="Pictures/1000000000000283000001D602607FA6D9F7496C.png" manifest:media-type="image/png"/>
  <manifest:file-entry manifest:full-path="Pictures/10000000000001140000011D69384DB8F2C4C7E5.png" manifest:media-type="image/png"/>
  <manifest:file-entry manifest:full-path="Pictures/10000201000001AD000000EBBDABB60AB50ECB93.png" manifest:media-type="image/png"/>
  <manifest:file-entry manifest:full-path="Pictures/1000000000000372000002335E011E95200ACEA8.png" manifest:media-type="image/png"/>
  <manifest:file-entry manifest:full-path="Pictures/1000000000000237000003D59B56631EA510CFDD.png" manifest:media-type="image/png"/>
  <manifest:file-entry manifest:full-path="Pictures/100002010000012C000000F82B7C70F2AD44E547.png" manifest:media-type="image/png"/>
  <manifest:file-entry manifest:full-path="Pictures/10000000000003DC00000119F4ACA835452AE836.png" manifest:media-type="image/png"/>
  <manifest:file-entry manifest:full-path="Pictures/10000201000001B000000109ADF8B94DABBE4F60.png" manifest:media-type="image/png"/>
  <manifest:file-entry manifest:full-path="Pictures/10000201000003A10000022F7DF01D275912184F.png" manifest:media-type="image/png"/>
  <manifest:file-entry manifest:full-path="Pictures/10000201000002A2000001E5867CA05390269AEA.png" manifest:media-type="image/png"/>
  <manifest:file-entry manifest:full-path="Pictures/100000000000029D00000206A1115014240B3105.png" manifest:media-type="image/png"/>
  <manifest:file-entry manifest:full-path="Pictures/10000201000003A10000022F4C00F6E106A0C1B9.png" manifest:media-type="image/png"/>
  <manifest:file-entry manifest:full-path="Pictures/10000000000001DC0000017BCBC1CCC117361985.png" manifest:media-type="image/png"/>
  <manifest:file-entry manifest:full-path="Pictures/10000000000001F60000016006189DEFD6DABFD9.png" manifest:media-type="image/png"/>
  <manifest:file-entry manifest:full-path="Pictures/100002000000002000000020DE3E8490DF0DAE50.png" manifest:media-type="image/png"/>
  <manifest:file-entry manifest:full-path="Pictures/100000000000029600000114C972E38C22ECBC5F.png" manifest:media-type="image/png"/>
  <manifest:file-entry manifest:full-path="Pictures/1000000000000176000001928C15D210FE234850.png" manifest:media-type="image/png"/>
  <manifest:file-entry manifest:full-path="Pictures/10000201000003E8000000D2325D0D779E2D1417.png" manifest:media-type="image/png"/>
  <manifest:file-entry manifest:full-path="Pictures/100002010000035F0000004D9FBB5D1DE653E1B5.png" manifest:media-type="image/png"/>
  <manifest:file-entry manifest:full-path="Pictures/10000201000003A10000022F3CE40739D8AC12F1.png" manifest:media-type="image/png"/>
  <manifest:file-entry manifest:full-path="Pictures/100002000000004000000040A65F96BC6FC673EA.png" manifest:media-type="image/png"/>
  <manifest:file-entry manifest:full-path="Pictures/1000020000000020000000200BC96461F36BE418.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1" style:family="table-row">
      <style:table-row-properties style:min-row-height="0.011cm"/>
    </style:style>
    <style:style style:name="Table3.A1" style:family="table-cell">
      <style:table-cell-properties style:vertical-align="middle"/>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style:vertical-align="middle" fo:padding="0cm" fo:border="none"/>
    </style:style>
    <style:style style:name="Table1" style:family="table">
      <style:table-properties style:width="17.013cm" fo:margin-left="0cm" fo:margin-right="-0.012cm" fo:margin-top="0.3cm" fo:margin-bottom="0.3cm" table:align="margins" style:may-break-between-rows="true"/>
    </style:style>
    <style:style style:name="Table1.A" style:family="table-column">
      <style:table-column-properties style:column-width="3.888cm" style:rel-column-width="14975*"/>
    </style:style>
    <style:style style:name="Table1.B" style:family="table-column">
      <style:table-column-properties style:column-width="4.914cm" style:rel-column-width="18930*"/>
    </style:style>
    <style:style style:name="Table1.C" style:family="table-column">
      <style:table-column-properties style:column-width="8.211cm" style:rel-column-width="3163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3" style:family="table">
      <style:table-properties style:width="17cm" fo:margin-left="0cm" fo:margin-right="0cm" fo:margin-top="0.3cm" fo:margin-bottom="0.4cm" fo:break-before="auto" fo:break-after="auto" table:align="margins" fo:keep-with-next="auto" style:may-break-between-rows="true" table:border-model="collapsing"/>
    </style:style>
    <style:style style:name="Table43.A" style:family="table-column">
      <style:table-column-properties style:column-width="4.24cm" style:rel-column-width="16346*"/>
    </style:style>
    <style:style style:name="Table43.B" style:family="table-column">
      <style:table-column-properties style:column-width="5.727cm" style:rel-column-width="22078*"/>
    </style:style>
    <style:style style:name="Table43.C" style:family="table-column">
      <style:table-column-properties style:column-width="7.033cm" style:rel-column-width="27111*"/>
    </style:style>
    <style:style style:name="Table43.1" style:family="table-row">
      <style:table-row-properties fo:keep-together="auto"/>
    </style:style>
    <style:style style:name="Table4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3.2" style:family="table-row">
      <style:table-row-properties style:min-row-height="0.739cm" fo:keep-together="auto"/>
    </style:style>
    <style:style style:name="Table43.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3" style:family="table-row">
      <style:table-row-properties style:min-row-height="1.164cm" fo:keep-together="auto"/>
    </style:style>
    <style:style style:name="Table44" style:family="table">
      <style:table-properties style:width="15.501cm" fo:margin-top="0.15cm" fo:margin-bottom="0.199cm" table:align="center" fo:keep-with-next="auto" style:may-break-between-rows="false"/>
    </style:style>
    <style:style style:name="Table44.A" style:family="table-column">
      <style:table-column-properties style:column-width="8.807cm"/>
    </style:style>
    <style:style style:name="Table44.B" style:family="table-column">
      <style:table-column-properties style:column-width="6.694cm"/>
    </style:style>
    <style:style style:name="Table44.1" style:family="table-row">
      <style:table-row-properties style:min-row-height="7.398cm" fo:keep-together="always"/>
    </style:style>
    <style:style style:name="Table44.A1" style:family="table-cell">
      <style:table-cell-properties fo:background-color="transparent" fo:padding="0.097cm" fo:border="none">
        <style:background-image/>
      </style:table-cell-properties>
    </style:style>
    <style:style style:name="Table44.B1" style:family="table-cell">
      <style:table-cell-properties fo:padding="0.097cm" fo:border="none"/>
    </style:style>
    <style:style style:name="Table44.2" style:family="table-row">
      <style:table-row-properties style:min-row-height="0.446cm" fo:keep-together="always"/>
    </style:style>
    <style:style style:name="Table44.A2" style:family="table-cell">
      <style:table-cell-properties fo:padding="0.097cm" fo:border="none"/>
    </style:style>
    <style:style style:name="Table45" style:family="table">
      <style:table-properties style:width="16.97cm" fo:margin-top="0.101cm" fo:margin-bottom="0.3cm" fo:break-before="auto" fo:break-after="auto" table:align="left" fo:keep-with-next="auto" style:may-break-between-rows="false" table:border-model="collapsing"/>
    </style:style>
    <style:style style:name="Table45.A" style:family="table-column">
      <style:table-column-properties style:column-width="2.401cm"/>
    </style:style>
    <style:style style:name="Table45.B" style:family="table-column">
      <style:table-column-properties style:column-width="2.796cm"/>
    </style:style>
    <style:style style:name="Table45.C" style:family="table-column">
      <style:table-column-properties style:column-width="11.774cm"/>
    </style:style>
    <style:style style:name="Table45.1" style:family="table-row">
      <style:table-row-properties fo:keep-together="auto"/>
    </style:style>
    <style:style style:name="Table4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 style:family="table">
      <style:table-properties style:width="15.935cm" fo:margin-left="1.076cm" fo:margin-right="-0.011cm" fo:margin-top="0cm" fo:margin-bottom="0.25cm" fo:break-before="auto" fo:break-after="auto" table:align="margins" fo:keep-with-next="auto" style:may-break-between-rows="true" table:border-model="collapsing"/>
    </style:style>
    <style:style style:name="Table46.A" style:family="table-column">
      <style:table-column-properties style:column-width="2.699cm" style:rel-column-width="11099*"/>
    </style:style>
    <style:style style:name="Table46.B" style:family="table-column">
      <style:table-column-properties style:column-width="5.636cm" style:rel-column-width="23177*"/>
    </style:style>
    <style:style style:name="Table46.C" style:family="table-column">
      <style:table-column-properties style:column-width="7.601cm" style:rel-column-width="31259*"/>
    </style:style>
    <style:style style:name="Table46.1" style:family="table-row">
      <style:table-row-properties fo:keep-together="auto"/>
    </style:style>
    <style:style style:name="Table4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6.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7" style:family="table">
      <style:table-properties style:width="11.749cm" table:align="center" style:writing-mode="page"/>
    </style:style>
    <style:style style:name="Table47.A" style:family="table-column">
      <style:table-column-properties style:column-width="5.874cm"/>
    </style:style>
    <style:style style:name="Table47.B" style:family="table-column">
      <style:table-column-properties style:column-width="5.876cm"/>
    </style:style>
    <style:style style:name="Table47.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3c10b"/>
    </style:style>
    <style:style style:name="P3" style:family="paragraph" style:parent-style-name="Footer">
      <style:text-properties officeooo:paragraph-rsid="0029a911"/>
    </style:style>
    <style:style style:name="P4" style:family="paragraph" style:parent-style-name="Definition_20_Term">
      <style:text-properties officeooo:paragraph-rsid="017c06b4"/>
    </style:style>
    <style:style style:name="P5" style:family="paragraph" style:parent-style-name="Definition_20_Term">
      <style:text-properties fo:language="en" fo:country="US" officeooo:rsid="01212955" officeooo:paragraph-rsid="017c06b4"/>
    </style:style>
    <style:style style:name="P6" style:family="paragraph" style:parent-style-name="Definition_20_Term">
      <style:text-properties fo:language="en" fo:country="US" officeooo:paragraph-rsid="017c06b4"/>
    </style:style>
    <style:style style:name="P7" style:family="paragraph" style:parent-style-name="Definition_20_Term">
      <style:text-properties fo:language="en" fo:country="US" officeooo:paragraph-rsid="01630d5f"/>
    </style:style>
    <style:style style:name="P8" style:family="paragraph" style:parent-style-name="Definition_20_Term">
      <style:text-properties fo:language="en" fo:country="US" officeooo:paragraph-rsid="01b49e68"/>
    </style:style>
    <style:style style:name="P9" style:family="paragraph" style:parent-style-name="Definition_20_Term">
      <style:text-properties officeooo:paragraph-rsid="01630d5f"/>
    </style:style>
    <style:style style:name="P10" style:family="paragraph" style:parent-style-name="Text_20_body">
      <style:text-properties officeooo:paragraph-rsid="01630d5f"/>
    </style:style>
    <style:style style:name="P11" style:family="paragraph" style:parent-style-name="Text_20_body">
      <style:text-properties fo:language="en" fo:country="US" officeooo:paragraph-rsid="01630d5f"/>
    </style:style>
    <style:style style:name="P12" style:family="paragraph" style:parent-style-name="Text_20_body">
      <style:text-properties fo:language="en" fo:country="US" officeooo:rsid="00f2806f" officeooo:paragraph-rsid="01630d5f"/>
    </style:style>
    <style:style style:name="P13" style:family="paragraph" style:parent-style-name="Text_20_body">
      <style:text-properties fo:language="en" fo:country="US" officeooo:rsid="001f0121" officeooo:paragraph-rsid="017674d2"/>
    </style:style>
    <style:style style:name="P14" style:family="paragraph" style:parent-style-name="Text_20_body">
      <style:text-properties fo:font-weight="normal" officeooo:rsid="000a035b" officeooo:paragraph-rsid="016909db" style:font-weight-asian="normal" style:font-weight-complex="normal"/>
    </style:style>
    <style:style style:name="P15" style:family="paragraph" style:parent-style-name="Text_20_body">
      <style:text-properties fo:font-weight="normal" officeooo:rsid="018650cb" officeooo:paragraph-rsid="016909db" style:font-weight-asian="normal" style:font-weight-complex="normal"/>
    </style:style>
    <style:style style:name="P16" style:family="paragraph" style:parent-style-name="Text_20_body">
      <style:text-properties officeooo:rsid="000a52f1" officeooo:paragraph-rsid="016909db"/>
    </style:style>
    <style:style style:name="P17" style:family="paragraph" style:parent-style-name="Text_20_body">
      <style:text-properties officeooo:paragraph-rsid="017674d2"/>
    </style:style>
    <style:style style:name="P18" style:family="paragraph" style:parent-style-name="Text_20_body">
      <style:text-properties officeooo:paragraph-rsid="01799be2"/>
    </style:style>
    <style:style style:name="P19" style:family="paragraph" style:parent-style-name="Text_20_body">
      <style:text-properties officeooo:rsid="00e0490e" officeooo:paragraph-rsid="01630d5f"/>
    </style:style>
    <style:style style:name="P20" style:family="paragraph" style:parent-style-name="Text_20_body">
      <style:text-properties officeooo:paragraph-rsid="01b49e68"/>
    </style:style>
    <style:style style:name="P21" style:family="paragraph" style:parent-style-name="Caption">
      <style:text-properties fo:language="en" fo:country="US"/>
    </style:style>
    <style:style style:name="P22" style:family="paragraph" style:parent-style-name="Caption">
      <style:paragraph-properties fo:text-align="center" style:justify-single-word="false"/>
      <style:text-properties fo:language="en" fo:country="US"/>
    </style:style>
    <style:style style:name="P23" style:family="paragraph" style:parent-style-name="Caption">
      <style:text-properties fo:language="en" fo:country="US" officeooo:paragraph-rsid="01630d5f"/>
    </style:style>
    <style:style style:name="P24" style:family="paragraph" style:parent-style-name="Caption">
      <style:text-properties officeooo:paragraph-rsid="0171b8b8"/>
    </style:style>
    <style:style style:name="P25" style:family="paragraph" style:parent-style-name="Caption">
      <style:text-properties text:display="none"/>
    </style:style>
    <style:style style:name="P26" style:family="paragraph" style:parent-style-name="Caption">
      <style:text-properties officeooo:paragraph-rsid="01956168"/>
    </style:style>
    <style:style style:name="P27" style:family="paragraph" style:parent-style-name="Caption">
      <style:text-properties officeooo:paragraph-rsid="019617f7"/>
    </style:style>
    <style:style style:name="P28" style:family="paragraph" style:parent-style-name="Caption">
      <style:text-properties officeooo:paragraph-rsid="019f7a01"/>
    </style:style>
    <style:style style:name="P29" style:family="paragraph" style:parent-style-name="Caption">
      <style:text-properties officeooo:paragraph-rsid="01a8d785"/>
    </style:style>
    <style:style style:name="P30" style:family="paragraph" style:parent-style-name="Caption">
      <style:text-properties officeooo:paragraph-rsid="012c60bf"/>
    </style:style>
    <style:style style:name="P31" style:family="paragraph" style:parent-style-name="Figure">
      <style:text-properties fo:language="en" fo:country="US" officeooo:paragraph-rsid="01630d5f"/>
    </style:style>
    <style:style style:name="P32" style:family="paragraph" style:parent-style-name="Figure">
      <style:text-properties officeooo:paragraph-rsid="01630d5f"/>
    </style:style>
    <style:style style:name="P33" style:family="paragraph" style:parent-style-name="Figure">
      <style:text-properties officeooo:paragraph-rsid="016909db"/>
    </style:style>
    <style:style style:name="P34" style:family="paragraph" style:parent-style-name="Guide_20_Name">
      <style:text-properties fo:language="en" fo:country="US" officeooo:rsid="001f0121" officeooo:paragraph-rsid="001f0121"/>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language="en" fo:country="US"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Table_20_Contents">
      <style:text-properties officeooo:paragraph-rsid="01799be2"/>
    </style:style>
    <style:style style:name="P38" style:family="paragraph" style:parent-style-name="Title">
      <style:text-properties fo:language="en" fo:country="US" officeooo:rsid="001f0121" officeooo:paragraph-rsid="008b62d7"/>
    </style:style>
    <style:style style:name="P39" style:family="paragraph" style:parent-style-name="Subtitle">
      <style:text-properties fo:language="en" fo:country="US" officeooo:rsid="008b62d7" officeooo:paragraph-rsid="008b62d7"/>
    </style:style>
    <style:style style:name="P40" style:family="paragraph" style:parent-style-name="Text_20_body">
      <style:paragraph-properties fo:margin-top="0cm" fo:margin-bottom="0cm" loext:contextual-spacing="false"/>
      <style:text-properties officeooo:paragraph-rsid="01630d5f"/>
    </style:style>
    <style:style style:name="P41" style:family="paragraph" style:parent-style-name="Text_20_body" style:master-page-name="">
      <style:paragraph-properties fo:margin-top="0cm" fo:margin-bottom="0cm" loext:contextual-spacing="false" style:page-number="auto"/>
      <style:text-properties officeooo:paragraph-rsid="01630d5f"/>
    </style:style>
    <style:style style:name="P42" style:family="paragraph" style:parent-style-name="Standard">
      <style:text-properties officeooo:paragraph-rsid="01630d5f"/>
    </style:style>
    <style:style style:name="P43" style:family="paragraph" style:parent-style-name="Text_20_body" style:master-page-name="">
      <style:paragraph-properties style:page-number="auto" fo:keep-with-next="always" style:writing-mode="page"/>
      <style:text-properties fo:language="en" fo:country="US" officeooo:paragraph-rsid="01630d5f"/>
    </style:style>
    <style:style style:name="P44" style:family="paragraph" style:parent-style-name="Caption" style:master-page-name="">
      <style:paragraph-properties style:page-number="auto" fo:keep-with-next="always"/>
      <style:text-properties fo:language="en" fo:country="US" officeooo:paragraph-rsid="01630d5f"/>
    </style:style>
    <style:style style:name="P45" style:family="paragraph" style:parent-style-name="Definition_20_Term">
      <style:paragraph-properties fo:break-before="auto" fo:break-after="auto"/>
      <style:text-properties fo:language="en" fo:country="US" officeooo:paragraph-rsid="01630d5f"/>
    </style:style>
    <style:style style:name="P46" style:family="paragraph" style:parent-style-name="Figure">
      <style:paragraph-properties fo:break-before="auto" fo:break-after="auto"/>
      <style:text-properties fo:language="en" fo:country="US" officeooo:paragraph-rsid="01630d5f"/>
    </style:style>
    <style:style style:name="P47" style:family="paragraph" style:parent-style-name="Definition_20_Term">
      <style:paragraph-properties fo:margin-top="0cm" fo:margin-bottom="0.199cm" loext:contextual-spacing="false"/>
      <style:text-properties fo:language="en" fo:country="US" officeooo:paragraph-rsid="01630d5f"/>
    </style:style>
    <style:style style:name="P48" style:family="paragraph" style:parent-style-name="Frame_20_contents">
      <style:text-properties officeooo:paragraph-rsid="01630d5f"/>
    </style:style>
    <style:style style:name="P49" style:family="paragraph" style:parent-style-name="Text_20_Note">
      <style:text-properties fo:language="en" fo:country="US" officeooo:rsid="00df063b" officeooo:paragraph-rsid="01630d5f"/>
    </style:style>
    <style:style style:name="P50" style:family="paragraph" style:parent-style-name="Text_20_Note">
      <style:text-properties fo:language="en" fo:country="US" officeooo:paragraph-rsid="01630d5f"/>
    </style:style>
    <style:style style:name="P51" style:family="paragraph" style:parent-style-name="Text_20_Note">
      <style:text-properties fo:language="en" fo:country="US" officeooo:rsid="005ae930" officeooo:paragraph-rsid="01630d5f"/>
    </style:style>
    <style:style style:name="P52" style:family="paragraph" style:parent-style-name="Text_20_Note">
      <style:text-properties officeooo:paragraph-rsid="01630d5f"/>
    </style:style>
    <style:style style:name="P53" style:family="paragraph" style:parent-style-name="Text_20_Note">
      <style:text-properties officeooo:rsid="01881c6c" officeooo:paragraph-rsid="016909db"/>
    </style:style>
    <style:style style:name="P54" style:family="paragraph" style:parent-style-name="Text_20_Note">
      <style:text-properties officeooo:paragraph-rsid="017674d2"/>
    </style:style>
    <style:style style:name="P55" style:family="paragraph" style:parent-style-name="Text_20_body_20_indent">
      <style:text-properties officeooo:rsid="01134c36" officeooo:paragraph-rsid="01630d5f"/>
    </style:style>
    <style:style style:name="P56" style:family="paragraph" style:parent-style-name="Text_20_body_20_indent">
      <style:text-properties fo:language="en" fo:country="US" officeooo:rsid="00a66bee" officeooo:paragraph-rsid="01630d5f"/>
    </style:style>
    <style:style style:name="P57" style:family="paragraph" style:parent-style-name="Text_20_body_20_indent">
      <style:text-properties fo:language="en" fo:country="US" officeooo:rsid="00ebbbda" officeooo:paragraph-rsid="01630d5f"/>
    </style:style>
    <style:style style:name="P58" style:family="paragraph" style:parent-style-name="Text_20_body_20_indent">
      <style:text-properties fo:language="en" fo:country="US" officeooo:paragraph-rsid="01630d5f"/>
    </style:style>
    <style:style style:name="P59" style:family="paragraph" style:parent-style-name="Text_20_body_20_indent">
      <style:text-properties fo:language="en" fo:country="US" officeooo:rsid="00f36ea0" officeooo:paragraph-rsid="01630d5f"/>
    </style:style>
    <style:style style:name="P60" style:family="paragraph" style:parent-style-name="Text_20_body_20_indent">
      <style:text-properties fo:language="en" fo:country="US" officeooo:paragraph-rsid="01b49e68"/>
    </style:style>
    <style:style style:name="P61" style:family="paragraph" style:parent-style-name="Text_20_body_20_indent">
      <style:text-properties officeooo:rsid="01214af9" officeooo:paragraph-rsid="01630d5f"/>
    </style:style>
    <style:style style:name="P62" style:family="paragraph" style:parent-style-name="Text_20_body_20_indent">
      <style:text-properties officeooo:rsid="00ec585d" officeooo:paragraph-rsid="01630d5f"/>
    </style:style>
    <style:style style:name="P63" style:family="paragraph" style:parent-style-name="Text_20_body_20_indent">
      <style:text-properties officeooo:paragraph-rsid="01630d5f"/>
    </style:style>
    <style:style style:name="P64" style:family="paragraph" style:parent-style-name="Text_20_body_20_indent">
      <style:text-properties officeooo:paragraph-rsid="01b49e68"/>
    </style:style>
    <style:style style:name="P65" style:family="paragraph" style:parent-style-name="Text_20_body_20_indent">
      <style:paragraph-properties fo:margin-top="0cm" fo:margin-bottom="0.152cm" loext:contextual-spacing="false"/>
      <style:text-properties officeooo:paragraph-rsid="01630d5f"/>
    </style:style>
    <style:style style:name="P66" style:family="paragraph" style:parent-style-name="Table_20_Heading">
      <style:text-properties fo:font-size="10.5pt" officeooo:paragraph-rsid="01799be2" style:font-size-asian="10.5pt" style:font-size-complex="10.5pt"/>
    </style:style>
    <style:style style:name="P67" style:family="paragraph" style:parent-style-name="Contents_20_2">
      <style:paragraph-properties>
        <style:tab-stops>
          <style:tab-stop style:position="16.501cm" style:type="right" style:leader-style="dotted" style:leader-text="."/>
        </style:tab-stops>
      </style:paragraph-properties>
    </style:style>
    <style:style style:name="P68" style:family="paragraph" style:parent-style-name="Contents_20_3">
      <style:paragraph-properties>
        <style:tab-stops>
          <style:tab-stop style:position="15.984cm" style:type="right" style:leader-style="dotted" style:leader-text="."/>
        </style:tab-stops>
      </style:paragraph-properties>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Frame_20_contents">
      <style:paragraph-properties fo:margin-left="0cm" fo:margin-right="0cm" fo:margin-top="0cm" fo:margin-bottom="0cm" loext:contextual-spacing="false" fo:text-indent="0cm" style:auto-text-indent="false"/>
    </style:style>
    <style:style style:name="P71" style:family="paragraph" style:parent-style-name="Numbering_20_1">
      <style:text-properties officeooo:paragraph-rsid="01630d5f"/>
    </style:style>
    <style:style style:name="P72" style:family="paragraph" style:parent-style-name="Numbering_20_1">
      <style:text-properties fo:language="en" fo:country="US" officeooo:paragraph-rsid="01630d5f"/>
    </style:style>
    <style:style style:name="P7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4" style:family="paragraph" style:parent-style-name="Heading_20_2">
      <style:text-properties officeooo:paragraph-rsid="017674d2"/>
    </style:style>
    <style:style style:name="P75" style:family="paragraph" style:parent-style-name="Heading_20_2">
      <style:text-properties fo:language="en" fo:country="US" officeooo:paragraph-rsid="01630d5f"/>
    </style:style>
    <style:style style:name="P76" style:family="paragraph" style:parent-style-name="Heading_20_2">
      <style:paragraph-properties fo:margin-top="0.7cm" fo:margin-bottom="0.199cm" loext:contextual-spacing="false" style:writing-mode="lr-tb"/>
      <style:text-properties fo:language="en" fo:country="US" officeooo:paragraph-rsid="01630d5f"/>
    </style:style>
    <style:style style:name="P77" style:family="paragraph" style:parent-style-name="List_20_1">
      <style:text-properties fo:language="en" fo:country="US" officeooo:paragraph-rsid="01630d5f"/>
    </style:style>
    <style:style style:name="P78" style:family="paragraph" style:parent-style-name="List_20_1">
      <style:text-properties fo:language="en" fo:country="US" fo:font-weight="normal" officeooo:rsid="018650cb" officeooo:paragraph-rsid="016909db" style:font-weight-asian="normal" style:font-weight-complex="normal"/>
    </style:style>
    <style:style style:name="P79" style:family="paragraph" style:parent-style-name="List_20_1">
      <style:text-properties officeooo:paragraph-rsid="01630d5f"/>
    </style:style>
    <style:style style:name="P80" style:family="paragraph" style:parent-style-name="List_20_1">
      <style:text-properties officeooo:rsid="018650cb" officeooo:paragraph-rsid="016909db"/>
    </style:style>
    <style:style style:name="P81" style:family="paragraph" style:parent-style-name="List_20_1">
      <style:text-properties fo:font-weight="normal" officeooo:rsid="018650cb" officeooo:paragraph-rsid="016909db" style:font-weight-asian="normal" style:font-weight-complex="normal"/>
    </style:style>
    <style:style style:name="P82" style:family="paragraph" style:parent-style-name="List_20_1" style:list-style-name="List_20_1">
      <style:text-properties officeooo:paragraph-rsid="017c06b4"/>
    </style:style>
    <style:style style:name="P83" style:family="paragraph" style:parent-style-name="List_20_1">
      <style:text-properties officeooo:paragraph-rsid="016909db"/>
    </style:style>
    <style:style style:name="P84" style:family="paragraph" style:parent-style-name="List_20_1">
      <style:paragraph-properties fo:margin-left="1.778cm" fo:margin-right="0cm" fo:text-indent="-0.635cm" style:auto-text-indent="false">
        <style:tab-stops/>
      </style:paragraph-properties>
      <style:text-properties officeooo:paragraph-rsid="01b49e68"/>
    </style:style>
    <style:style style:name="P85" style:family="paragraph" style:parent-style-name="List_20_1">
      <style:paragraph-properties fo:margin-left="1.778cm" fo:margin-right="0cm" fo:text-indent="-0.635cm" style:auto-text-indent="false">
        <style:tab-stops/>
      </style:paragraph-properties>
      <style:text-properties fo:language="en" fo:country="US" officeooo:paragraph-rsid="01b49e68"/>
    </style:style>
    <style:style style:name="P86" style:family="paragraph" style:parent-style-name="List_20_1">
      <style:paragraph-properties fo:margin-left="1.778cm" fo:margin-right="0cm" fo:text-indent="-0.635cm" style:auto-text-indent="false">
        <style:tab-stops/>
      </style:paragraph-properties>
      <style:text-properties fo:language="en" fo:country="US" officeooo:paragraph-rsid="01630d5f"/>
    </style:style>
    <style:style style:name="P87" style:family="paragraph" style:parent-style-name="List_20_1">
      <style:paragraph-properties fo:margin-left="0cm" fo:margin-right="0cm" fo:text-align="end" style:justify-single-word="false" fo:text-indent="0cm" style:auto-text-indent="false"/>
      <style:text-properties style:font-name="Liberation Sans1" fo:font-size="11pt" fo:font-style="normal" fo:font-weight="normal" officeooo:rsid="018650cb" officeooo:paragraph-rsid="016909db" style:font-size-asian="10.5pt" style:font-style-asian="normal" style:font-weight-asian="normal" style:font-style-complex="normal" style:font-weight-complex="normal"/>
    </style:style>
    <style:style style:name="P88" style:family="paragraph" style:parent-style-name="Contents_20_Heading" style:master-page-name="LOFrontMatter">
      <style:paragraph-properties style:page-number="auto"/>
    </style:style>
    <style:style style:name="P89" style:family="paragraph" style:parent-style-name="Heading_20_Tip">
      <style:text-properties fo:language="en" fo:country="US" officeooo:rsid="005ae930" officeooo:paragraph-rsid="01630d5f"/>
    </style:style>
    <style:style style:name="P90" style:family="paragraph" style:parent-style-name="Heading_20_Caution">
      <style:text-properties officeooo:paragraph-rsid="01630d5f"/>
    </style:style>
    <style:style style:name="P91" style:family="paragraph" style:parent-style-name="Heading_20_Note">
      <style:text-properties officeooo:paragraph-rsid="017674d2"/>
    </style:style>
    <style:style style:name="P92" style:family="paragraph" style:parent-style-name="Heading_20_Note">
      <style:text-properties fo:language="en" fo:country="US" officeooo:paragraph-rsid="01630d5f"/>
    </style:style>
    <style:style style:name="P93" style:family="paragraph" style:parent-style-name="Heading_20_Note">
      <style:text-properties officeooo:rsid="01881c6c" officeooo:paragraph-rsid="016909db"/>
    </style:style>
    <style:style style:name="P94" style:family="paragraph" style:parent-style-name="Heading_20_1">
      <style:text-properties fo:language="en" fo:country="US" officeooo:paragraph-rsid="01630d5f"/>
    </style:style>
    <style:style style:name="P95" style:family="paragraph" style:parent-style-name="Heading_20_1">
      <style:text-properties officeooo:rsid="018650cb" officeooo:paragraph-rsid="016909db"/>
    </style:style>
    <style:style style:name="P96" style:family="paragraph" style:parent-style-name="Heading_20_1" style:master-page-name="LOFrontMatter">
      <style:paragraph-properties style:page-number="auto" fo:break-before="auto" fo:break-after="auto"/>
      <style:text-properties fo:language="en" fo:country="US" officeooo:paragraph-rsid="017674d2"/>
    </style:style>
    <style:style style:name="P97" style:family="paragraph" style:parent-style-name="Heading_20_1" style:master-page-name="Standard">
      <style:paragraph-properties style:page-number="auto" fo:break-before="auto" fo:break-after="auto"/>
      <style:text-properties officeooo:paragraph-rsid="01799be2"/>
    </style:style>
    <style:style style:name="P98" style:family="paragraph" style:parent-style-name="List_20_2">
      <style:text-properties officeooo:paragraph-rsid="01630d5f"/>
    </style:style>
    <style:style style:name="P99" style:family="paragraph" style:parent-style-name="List_20_2">
      <style:text-properties officeooo:paragraph-rsid="016909db"/>
    </style:style>
    <style:style style:name="P100" style:family="paragraph" style:parent-style-name="Heading_20_3">
      <style:text-properties officeooo:rsid="01040c4d" officeooo:paragraph-rsid="017674d2"/>
    </style:style>
    <style:style style:name="P101" style:family="paragraph" style:parent-style-name="Heading_20_3">
      <style:text-properties fo:language="en" fo:country="US" officeooo:paragraph-rsid="01630d5f"/>
    </style:style>
    <style:style style:name="T1" style:family="text">
      <style:text-properties officeooo:rsid="007aace0"/>
    </style:style>
    <style:style style:name="T2" style:family="text">
      <style:text-properties officeooo:rsid="0079ac0e"/>
    </style:style>
    <style:style style:name="T3" style:family="text">
      <style:text-properties officeooo:rsid="01b5192a"/>
    </style:style>
    <style:style style:name="T4" style:family="text">
      <style:text-properties officeooo:rsid="0029a911"/>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language="en" fo:country="US"/>
    </style:style>
    <style:style style:name="T8" style:family="text">
      <style:text-properties text:display="none"/>
    </style:style>
    <style:style style:name="T9" style:family="text">
      <style:text-properties fo:font-weight="normal" officeooo:rsid="000dc4b1" style:font-weight-asian="normal" style:font-weight-complex="normal"/>
    </style:style>
    <style:style style:name="T10" style:family="text">
      <style:text-properties fo:font-weight="normal" officeooo:rsid="000eff1a" style:font-weight-asian="normal" style:font-weight-complex="normal"/>
    </style:style>
    <style:style style:name="T11" style:family="text">
      <style:text-properties fo:font-weight="normal" officeooo:rsid="000a52f1" style:font-weight-asian="normal" style:font-weight-complex="normal"/>
    </style:style>
    <style:style style:name="T12" style:family="text">
      <style:text-properties fo:font-style="normal" style:font-style-asian="normal" style:font-style-complex="normal"/>
    </style:style>
    <style:style style:name="T13" style:family="text">
      <style:text-properties officeooo:rsid="019c3525"/>
    </style:style>
    <style:style style:name="T14" style:family="text">
      <style:text-properties officeooo:rsid="01b68b57"/>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middle"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
      <text:p text:style-name="P34"><draw:frame draw:style-name="fr6" draw:name="Image2" text:anchor-type="paragraph" svg:x="3.471cm" svg:y="0.452cm" svg:width="8.467cm" svg:height="1.778cm" draw:z-index="0"><draw:image xlink:href="Pictures/10000201000003E8000000D2325D0D779E2D1417.png" xlink:type="simple" xlink:show="embed" xlink:actuate="onLoad" loext:mime-type="image/png"/></draw:frame>Začínáme s programem LibreOffice</text:p>
      <text:p text:style-name="P38">Kapitola 2 <text:s/><text:line-break/>Nastavení LibreOffice</text:p>
      <text:p text:style-name="P39">Nastavujeme možnosti podle svých představ</text:p>
      <text:section text:style-name="Sect1" text:name="GS6002S1" text:condition="ooow:book eq 1" text:display="condition">
        <text:h text:style-name="P96" text:outline-level="1"><text:bookmark-start text:name="__RefHeading___Toc30284_3211575895"/>Autorská práva<text:bookmark-end text:name="__RefHeading___Toc30284_3211575895"/></text:h>
        <text:p text:style-name="P17">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3">Všechny ochranné známky uvedené v této příručce patří jejich vlastníkům.</text:p>
        <text:h text:style-name="P74" text:outline-level="2"><text:bookmark-start text:name="__RefHeading__5638_15665686441"/>Přispěvatelé<text:bookmark-end text:name="__RefHeading__5638_15665686441"/></text:h>
        <text:p text:style-name="P17">Tato kniha byla vytvořena úpravami a aktualizacemi knihy <text:span text:style-name="LOEmphasis">Getting Started with OpenOffice.org 3.3</text:span>.</text:p>
        <text:h text:style-name="P100" text:outline-level="3"><text:bookmark-start text:name="__RefHeading___Toc1847_1473846649"/>Pro <text:span text:style-name="T14">t</text:span>oto <text:span text:style-name="T14">v</text:span>ydání<text:bookmark-end text:name="__RefHeading___Toc1847_1473846649"/></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Contents">Paul Figueiredo</text:p>
            </table:table-cell>
            <table:table-cell table:style-name="Table3.A1" office:value-type="string">
              <text:p text:style-name="Table_20_Contents">Dave Barton</text:p>
            </table:table-cell>
            <table:table-cell table:style-name="Table3.A1" office:value-type="string">
              <text:p text:style-name="Table_20_Contents">Amanda Labby</text:p>
            </table:table-cell>
          </table:table-row>
          <table:table-row>
            <table:table-cell table:style-name="Table3.A1" office:value-type="string">
              <text:p text:style-name="Table_20_Contents">Jorge Rodriguez</text:p>
            </table:table-cell>
            <table:table-cell table:style-name="Table3.A1" office:value-type="string">
              <text:p text:style-name="Table_20_Contents">Olivier Hallot</text:p>
            </table:table-cell>
            <table:table-cell table:style-name="Table3.A1" office:value-type="string">
              <text:p text:style-name="Table_20_Contents"/>
            </table:table-cell>
          </table:table-row>
        </table:table>
        <text:h text:style-name="P100" text:outline-level="3"><text:bookmark-start text:name="__RefHeading___Toc1849_1473846649"/>Pro <text:span text:style-name="T14">p</text:span>ředchozí <text:span text:style-name="T14">v</text:span>ydání<text:bookmark-end text:name="__RefHeading___Toc1849_1473846649"/></text:h>
        <table:table table:name="Table4" table:style-name="Table4">
          <table:table-column table:style-name="Table4.A" table:number-columns-repeated="3"/>
          <table:table-row>
            <table:table-cell table:style-name="Table4.A1" office:value-type="string">
              <text:p text:style-name="Table_20_Contents">Jean Hollis Weber </text:p>
            </table:table-cell>
            <table:table-cell table:style-name="Table4.A1" office:value-type="string">
              <text:p text:style-name="Table_20_Contents">Agnes Belzunce</text:p>
            </table:table-cell>
            <table:table-cell table:style-name="Table4.A1" office:value-type="string">
              <text:p text:style-name="Table_20_Contents">Hazel Russman</text:p>
            </table:table-cell>
          </table:table-row>
          <table:table-row>
            <table:table-cell table:style-name="Table4.A1" office:value-type="string">
              <text:p text:style-name="Table_20_Contents">John A Smith</text:p>
            </table:table-cell>
            <table:table-cell table:style-name="Table4.A1" office:value-type="string">
              <text:p text:style-name="Table_20_Contents">Martin Saffron</text:p>
            </table:table-cell>
            <table:table-cell table:style-name="Table4.A1" office:value-type="string">
              <text:p text:style-name="Table_20_Contents">Steve Schwettman</text:p>
            </table:table-cell>
          </table:table-row>
          <table:table-row>
            <table:table-cell table:style-name="Table4.A1" office:value-type="string">
              <text:p text:style-name="Table_20_Contents">Ron Faile Jr.</text:p>
            </table:table-cell>
            <table:table-cell table:style-name="Table4.A1" office:value-type="string">
              <text:p text:style-name="Table_20_Contents">Daniel Carrera</text:p>
            </table:table-cell>
            <table:table-cell table:style-name="Table4.A1" office:value-type="string">
              <text:p text:style-name="Table_20_Contents">Peter Hillier-Brook</text:p>
            </table:table-cell>
          </table:table-row>
          <table:table-row>
            <table:table-cell table:style-name="Table4.A1" office:value-type="string">
              <text:p text:style-name="Table_20_Contents">Stefan A. Keel</text:p>
            </table:table-cell>
            <table:table-cell table:style-name="Table4.A1" office:value-type="string">
              <text:p text:style-name="Table_20_Contents">Michele Zarri</text:p>
            </table:table-cell>
            <table:table-cell table:style-name="Table4.A1" office:value-type="string">
              <text:p text:style-name="Table_20_Contents"/>
            </table:table-cell>
          </table:table-row>
        </table:table>
        <text:h text:style-name="P74" text:outline-level="2"><text:bookmark-start text:name="__RefHeading__5640_15665686441"/>Zpětná vazba<text:bookmark-end text:name="__RefHeading__5640_15665686441"/></text:h>
        <text:p text:style-name="P17">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08107109" text:style-name="Heading_20_Note">
          <text:list-item>
            <text:p text:style-name="P91">Poznámka:</text:p>
          </text:list-item>
        </text:list>
        <text:p text:style-name="P54">Všechno, co do e-mailové konference pošlete, včetně e-mailové adresy a dalších osobních informací uvedených ve zprávě, bude veřejně viditelné bez možnosti smazání.</text:p>
        <text:h text:style-name="P74" text:outline-level="2"><text:bookmark-start text:name="__RefHeading__5644_1566568644"/>Datum vydání a verze programu<text:bookmark-end text:name="__RefHeading__5644_1566568644"/></text:h>
        <text:p text:style-name="P17">Vydáno v květnu 2018. Kniha je určena pro LibreOffice 6.0.</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8">Obsah</text:p>
            </text:index-title>
            <text:p text:style-name="P69"><text:a xlink:type="simple" xlink:href="#__RefHeading___Toc30284_3211575895" text:style-name="Index_20_Link" text:visited-style-name="Index_20_Link">Autorská práva<text:tab/>2</text:a></text:p>
            <text:p text:style-name="P67"><text:a xlink:type="simple" xlink:href="#__RefHeading__5638_15665686441" text:style-name="Index_20_Link" text:visited-style-name="Index_20_Link">Přispěvatelé<text:tab/>2</text:a></text:p>
            <text:p text:style-name="P68"><text:a xlink:type="simple" xlink:href="#__RefHeading___Toc1847_1473846649" text:style-name="Index_20_Link" text:visited-style-name="Index_20_Link">Pro toto vydání<text:tab/>2</text:a></text:p>
            <text:p text:style-name="P68"><text:a xlink:type="simple" xlink:href="#__RefHeading___Toc1849_1473846649" text:style-name="Index_20_Link" text:visited-style-name="Index_20_Link">Pro předchozí vydání<text:tab/>2</text:a></text:p>
            <text:p text:style-name="P67"><text:a xlink:type="simple" xlink:href="#__RefHeading__5640_15665686441" text:style-name="Index_20_Link" text:visited-style-name="Index_20_Link">Zpětná vazba<text:tab/>2</text:a></text:p>
            <text:p text:style-name="P67"><text:a xlink:type="simple" xlink:href="#__RefHeading__5644_1566568644" text:style-name="Index_20_Link" text:visited-style-name="Index_20_Link">Datum vydání a verze programu<text:tab/>2</text:a></text:p>
            <text:p text:style-name="P69"><text:a xlink:type="simple" xlink:href="#__RefHeading___Toc30286_3211575895" text:style-name="Index_20_Link" text:visited-style-name="Index_20_Link">Používání LibreOffice na systému macOS<text:tab/>4</text:a></text:p>
            <text:p text:style-name="P69"><text:a xlink:type="simple" xlink:href="#__RefHeading___Toc152549_4065674847" text:style-name="Index_20_Link" text:visited-style-name="Index_20_Link">Volba možností pro celý balík LibreOffice<text:tab/>4</text:a></text:p>
            <text:p text:style-name="P67"><text:a xlink:type="simple" xlink:href="#__RefHeading__136120_780470623" text:style-name="Index_20_Link" text:visited-style-name="Index_20_Link">Uživatelské údaje<text:tab/>5</text:a></text:p>
            <text:p text:style-name="P67"><text:a xlink:type="simple" xlink:href="#__RefHeading__136122_780470623" text:style-name="Index_20_Link" text:visited-style-name="Index_20_Link">Obecné možnosti<text:tab/>5</text:a></text:p>
            <text:p text:style-name="P67"><text:a xlink:type="simple" xlink:href="#__RefHeading__136126_780470623" text:style-name="Index_20_Link" text:visited-style-name="Index_20_Link">Možnosti zobrazení<text:tab/>6</text:a></text:p>
            <text:p text:style-name="P67"><text:a xlink:type="simple" xlink:href="#__RefHeading__136128_780470623" text:style-name="Index_20_Link" text:visited-style-name="Index_20_Link">Možnosti tisku<text:tab/>8</text:a></text:p>
            <text:p text:style-name="P67"><text:a xlink:type="simple" xlink:href="#__RefHeading__136130_780470623" text:style-name="Index_20_Link" text:visited-style-name="Index_20_Link">Možnosti cest<text:tab/>9</text:a></text:p>
            <text:p text:style-name="P67"><text:a xlink:type="simple" xlink:href="#__RefHeading__136134_780470623" text:style-name="Index_20_Link" text:visited-style-name="Index_20_Link">Možnosti písem<text:tab/>10</text:a></text:p>
            <text:p text:style-name="P67"><text:a xlink:type="simple" xlink:href="#__RefHeading__136136_780470623" text:style-name="Index_20_Link" text:visited-style-name="Index_20_Link">Možnosti zabezpečení<text:tab/>11</text:a></text:p>
            <text:p text:style-name="P68"><text:a xlink:type="simple" xlink:href="#__RefHeading__3328_229261677" text:style-name="Index_20_Link" text:visited-style-name="Index_20_Link">Možnosti zabezpečení a varování<text:tab/>12</text:a></text:p>
            <text:p text:style-name="P67"><text:a xlink:type="simple" xlink:href="#__RefHeading__136138_780470623" text:style-name="Index_20_Link" text:visited-style-name="Index_20_Link">Přizpůsobení<text:tab/>13</text:a></text:p>
            <text:p text:style-name="P67"><text:a xlink:type="simple" xlink:href="#__RefHeading__5582_1514335525" text:style-name="Index_20_Link" text:visited-style-name="Index_20_Link">Barvy aplikací<text:tab/>14</text:a></text:p>
            <text:p text:style-name="P67"><text:a xlink:type="simple" xlink:href="#__RefHeading__136140_780470623" text:style-name="Index_20_Link" text:visited-style-name="Index_20_Link">Možnosti zpřístupnění<text:tab/>15</text:a></text:p>
            <text:p text:style-name="P67"><text:a xlink:type="simple" xlink:href="#__RefHeading__136142_780470623" text:style-name="Index_20_Link" text:visited-style-name="Index_20_Link">Pokročilé možnosti<text:tab/>15</text:a></text:p>
            <text:p text:style-name="P67"><text:a xlink:type="simple" xlink:href="#__RefHeading__34770_129573012" text:style-name="Index_20_Link" text:visited-style-name="Index_20_Link">Možnosti Basic IDE<text:tab/>17</text:a></text:p>
            <text:p text:style-name="P67"><text:a xlink:type="simple" xlink:href="#__RefHeading__23840_519196086" text:style-name="Index_20_Link" text:visited-style-name="Index_20_Link">Možnosti online aktualizace<text:tab/>17</text:a></text:p>
            <text:p text:style-name="P67"><text:a xlink:type="simple" xlink:href="#__RefHeading___Toc25315_687030175" text:style-name="Index_20_Link" text:visited-style-name="Index_20_Link">Možnosti OpenCL<text:tab/>18</text:a></text:p>
            <text:p text:style-name="P69"><text:a xlink:type="simple" xlink:href="#__RefHeading__136148_780470623" text:style-name="Index_20_Link" text:visited-style-name="Index_20_Link">Nastavení možností pro načítání a ukládání dokumentů<text:tab/>18</text:a></text:p>
            <text:p text:style-name="P67"><text:a xlink:type="simple" xlink:href="#__RefHeading__136150_780470623" text:style-name="Index_20_Link" text:visited-style-name="Index_20_Link">Obecné<text:tab/>18</text:a></text:p>
            <text:p text:style-name="P67"><text:a xlink:type="simple" xlink:href="#__RefHeading__48048_472912510" text:style-name="Index_20_Link" text:visited-style-name="Index_20_Link">Vlastnosti VBA<text:tab/>20</text:a></text:p>
            <text:p text:style-name="P67"><text:a xlink:type="simple" xlink:href="#__RefHeading__136154_780470623" text:style-name="Index_20_Link" text:visited-style-name="Index_20_Link">Microsoft Office<text:tab/>21</text:a></text:p>
            <text:p text:style-name="P67"><text:a xlink:type="simple" xlink:href="#__RefHeading___Toc39683_1611997718" text:style-name="Index_20_Link" text:visited-style-name="Index_20_Link">HTML kompatibilita<text:tab/>22</text:a></text:p>
            <text:p text:style-name="P69"><text:a xlink:type="simple" xlink:href="#__RefHeading__136158_780470623" text:style-name="Index_20_Link" text:visited-style-name="Index_20_Link">Volba jazykových nastavení<text:tab/>23</text:a></text:p>
            <text:p text:style-name="P67"><text:a xlink:type="simple" xlink:href="#__RefHeading__136160_780470623" text:style-name="Index_20_Link" text:visited-style-name="Index_20_Link">Instalací požadovaných slovníků<text:tab/>23</text:a></text:p>
            <text:p text:style-name="P67"><text:a xlink:type="simple" xlink:href="#__RefHeading__136162_780470623" text:style-name="Index_20_Link" text:visited-style-name="Index_20_Link">Změnou některých místních a jazykových nastavení<text:tab/>23</text:a></text:p>
            <text:p text:style-name="P67"><text:a xlink:type="simple" xlink:href="#__RefHeading__136164_780470623" text:style-name="Index_20_Link" text:visited-style-name="Index_20_Link">Volba možností kontroly pravopisu<text:tab/>25</text:a></text:p>
            <text:p text:style-name="P67"><text:a xlink:type="simple" xlink:href="#__RefHeading__34772_129573012" text:style-name="Index_20_Link" text:visited-style-name="Index_20_Link">Kontrola anglických vět<text:tab/>26</text:a></text:p>
            <text:p text:style-name="P68"><text:a xlink:type="simple" xlink:href="#__RefHeading__36393_196514830" text:style-name="Index_20_Link" text:visited-style-name="Index_20_Link">Kontrola gramatiky<text:tab/>27</text:a></text:p>
            <text:p text:style-name="P68"><text:a xlink:type="simple" xlink:href="#__RefHeading__9907_127699423" text:style-name="Index_20_Link" text:visited-style-name="Index_20_Link">Interpunkce<text:tab/>27</text:a></text:p>
            <text:p text:style-name="P68"><text:a xlink:type="simple" xlink:href="#__RefHeading__9909_127699423" text:style-name="Index_20_Link" text:visited-style-name="Index_20_Link">Ostatní<text:tab/>27</text:a></text:p>
            <text:p text:style-name="P67"><text:a xlink:type="simple" xlink:href="#__RefHeading___Toc25317_687030175" text:style-name="Index_20_Link" text:visited-style-name="Index_20_Link">Kontrola vět ostatních jazyků<text:tab/>27</text:a></text:p>
            <text:p text:style-name="P69"><text:a xlink:type="simple" xlink:href="#__RefHeading__136166_780470623" text:style-name="Index_20_Link" text:visited-style-name="Index_20_Link">Volba možností Internetu<text:tab/>28</text:a></text:p>
            <text:p text:style-name="P69"><text:a xlink:type="simple" xlink:href="#__RefHeading__136168_780470623" text:style-name="Index_20_Link" text:visited-style-name="Index_20_Link">Nastavení automatických oprav v LibreOffice<text:tab/>28</text:a></text:p>
            <text:p text:style-name="P69"><text:a xlink:type="simple" xlink:href="#__RefHeading___Toc4610_992108031" text:style-name="Index_20_Link" text:visited-style-name="Index_20_Link">Řešení problémů LibreOffice v nouzovém režimu<text:tab/>29</text:a></text:p>
          </text:index-body>
        </text:table-of-content>
        <text:p text:style-name="P17"/>
      </text:section>
      <text:h text:style-name="P97" text:outline-level="1"><text:bookmark-start text:name="__RefHeading___Toc30286_3211575895"/>Používání LibreOffice na systému macOS<text:bookmark-end text:name="__RefHeading___Toc30286_3211575895"/></text:h>
      <text:p text:style-name="P1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6">Windows nebo Linux</text:p>
          </table:table-cell>
          <table:table-cell table:style-name="Table1.A1" office:value-type="string">
            <text:p text:style-name="P66">Ekvivalent pro macOS</text:p>
          </table:table-cell>
          <table:table-cell table:style-name="Table1.A1" office:value-type="string">
            <text:p text:style-name="P66">Význam</text:p>
          </table:table-cell>
        </table:table-row>
        <table:table-row table:style-name="Table1.1">
          <table:table-cell table:style-name="Table1.A2" office:value-type="string">
            <text:p text:style-name="P37"><text:span text:style-name="LOMenuPath">Nástroje &gt; Možnosti</text:span> výběr v nabídce</text:p>
          </table:table-cell>
          <table:table-cell table:style-name="Table1.B2" office:value-type="string">
            <text:p text:style-name="P37"><text:span text:style-name="LOMenuPath">LibreOffice &gt; Předvolby</text:span></text:p>
          </table:table-cell>
          <table:table-cell table:style-name="Table1.B2" office:value-type="string">
            <text:p text:style-name="P37">Otevře nastavení s možnostmi</text:p>
          </table:table-cell>
        </table:table-row>
        <table:table-row table:style-name="Table1.1">
          <table:table-cell table:style-name="Table1.A2" office:value-type="string">
            <text:p text:style-name="P37"><text:span text:style-name="LOKeystroke">Klepnutí pravým tlačítkem</text:span></text:p>
          </table:table-cell>
          <table:table-cell table:style-name="Table1.A2" office:value-type="string">
            <text:p text:style-name="P37">Control+klepnutí a/nebo klepnutí pravým tlačítkem v závislosti na operačním systému počítače</text:p>
          </table:table-cell>
          <table:table-cell table:style-name="Table1.B2" office:value-type="string">
            <text:p text:style-name="P37">Otevře se místní nabídka</text:p>
          </table:table-cell>
        </table:table-row>
        <table:table-row table:style-name="Table1.1">
          <table:table-cell table:style-name="Table1.A2" office:value-type="string">
            <text:p text:style-name="P37"><text:span text:style-name="LOKeystroke">Ctrl</text:span> (<text:span text:style-name="LOKeystroke">Control</text:span>)</text:p>
          </table:table-cell>
          <table:table-cell table:style-name="Table1.A2" office:value-type="string">
            <text:p text:style-name="P37">⌘ (<text:span text:style-name="LOKeystroke">Command</text:span>)</text:p>
          </table:table-cell>
          <table:table-cell table:style-name="Table1.A2" office:value-type="string">
            <text:p text:style-name="P37">Používá se i s jinými klávesami</text:p>
          </table:table-cell>
        </table:table-row>
        <table:table-row table:style-name="Table1.1">
          <table:table-cell table:style-name="Table1.A2" office:value-type="string">
            <text:p text:style-name="P37"><text:span text:style-name="LOKeystroke">F5</text:span></text:p>
          </table:table-cell>
          <table:table-cell table:style-name="Table1.A2" office:value-type="string">
            <text:p text:style-name="P37"><text:span text:style-name="LOKeystroke">Shift</text:span>+⌘+<text:span text:style-name="LOKeystroke">F5</text:span></text:p>
          </table:table-cell>
          <table:table-cell table:style-name="Table1.A2" office:value-type="string">
            <text:p text:style-name="P37">Otevřete Navigátor</text:p>
          </table:table-cell>
        </table:table-row>
        <table:table-row table:style-name="Table1.1">
          <table:table-cell table:style-name="Table1.A2" office:value-type="string">
            <text:p text:style-name="P37"><text:span text:style-name="LOKeystroke">F11</text:span></text:p>
          </table:table-cell>
          <table:table-cell table:style-name="Table1.A2" office:value-type="string">
            <text:p text:style-name="P37">⌘+<text:span text:style-name="LOKeystroke">T</text:span></text:p>
          </table:table-cell>
          <table:table-cell table:style-name="Table1.A2" office:value-type="string">
            <text:p text:style-name="P37">Otevře postranní lištu Styly a formátování</text:p>
          </table:table-cell>
        </table:table-row>
      </table:table>
      <text:h text:style-name="P94" text:outline-level="1"><text:bookmark-start text:name="__RefHeading___Toc152549_4065674847"/>Nastavení <text:alphabetical-index-mark text:string-value="možnosti nastavení"/>možností pro celý balík LibreOffice<text:bookmark-end text:name="__RefHeading___Toc152549_4065674847"/></text:h>
      <text:p text:style-name="P11">Tato část popisuje některá nastavení, která ovlivňují všechny součásti balíku LibreOffice. Informace o zbývajících nastaveních se nachází v nápovědě LibreOffice.</text:p>
      <text:p text:style-name="P10">Klepneme na <text:span text:style-name="LOMenuPath">Nástroje &gt; Možnosti</text:span>. V levé části okna Možnosti - LibreOffice, které se otevře, se nachází seznam, jehož položky závisí na tom, která součást LibreOffice je právě otevřena. Ilustrace v této kapitole zobrazují seznam, po otevření z textového dokumentu v programu Writer.</text:p>
      <text:p text:style-name="P11">V levé části klepneme na značku (+ nebo trojúhelník) vedle nápisu LibreOffice. Zobrazí se seznam stránek. Vybereme-li některou z položek, na pravé straně se k ní zobrazí odpovídající stránka.</text:p>
      <text:p text:style-name="Figure"><draw:frame draw:style-name="fr1" draw:name="Frame2" text:anchor-type="as-char" svg:width="5.248cm" draw:z-index="7"><draw:text-box fo:min-height="9.23cm"><text:p text:style-name="Caption"><draw:frame draw:style-name="fr7" draw:name="Image3" text:anchor-type="paragraph" svg:width="4.807cm" style:rel-width="100%" svg:height="8.306cm" style:rel-height="scale" draw:z-index="8"><draw:image xlink:href="Pictures/1000000000000237000003D59B56631EA510CFDD.png" xlink:type="simple" xlink:show="embed" xlink:actuate="onLoad" loext:mime-type="image/png"/></draw:frame><text:span text:style-name="T8"><text:line-break/></text:span>Obrázek <text:sequence text:ref-name="refFigure0" text:name="Figure" text:formula="ooow:Figure+1" style:num-format="1">1</text:sequence>: Možnosti LibreOffice</text:p></draw:text-box></draw:frame></text:p>
      <text:list xml:id="list155350662134450" text:continue-numbering="true" text:style-name="Heading_20_Note">
        <text:list-item>
          <text:p text:style-name="Heading_20_Note"><text:soft-page-break/>Poznámka</text:p>
        </text:list-item>
      </text:list>
      <text:p text:style-name="P52">Tlačítko <text:span text:style-name="LOMenuPath">Obnovit</text:span>, které se nachází v pravém dolním rohu dialogového okna Možnosti, má stejný význam na všech jeho stránkách. Jeho stiskem zrušíme všechny změny a nastavení vrátíme na hodnoty, které byly v dialogovém okně při jeho otevření.</text:p>
      <text:p text:style-name="P11">Pokud používáme LibreOffice v jiném jazyce než v češtině, může být označení některých polí jiné, než je na ilustracích v této kapitole.</text:p>
      <text:h text:style-name="P75" text:outline-level="2"><text:bookmark-start text:name="__RefHeading__136120_780470623"/><text:alphabetical-index-mark text:string-value="uživatelské údaje"/>Uživatelské údaje<text:bookmark-end text:name="__RefHeading__136120_780470623"/></text:h>
      <text:p text:style-name="P10">LibreOffice používá jméno a iniciály, které jsou zadané na stránce <text:span text:style-name="LOEmphasis">LibreOffice - Uživatelské údaje</text:span>, mimo jiné k určení vlastností dokumentu (položky Vytvořen a Změněn) nebo jako jméno autora komentářů a změn, a nebo určení adresy odesílatele do poštovní skupiny. Proto je důležité, aby tyto údaje byly správné.</text:p>
      <text:p text:style-name="P11">Vyplníme formulář (není zobrazen) nebo doplníme či odstraníme stávající údaje. Pokud nechceme, aby byly uživatelské údaje součástí vlastností dokumentu, zrušíme zaškrtnutí pole v dolní části.</text:p>
      <text:h text:style-name="P75" text:outline-level="2"><text:bookmark-start text:name="__RefHeading__136122_780470623"/><text:alphabetical-index-mark text:string-value="obecné možnosti"/>Obecné možnosti<text:bookmark-end text:name="__RefHeading__136122_780470623"/></text:h>
      <text:p text:style-name="P10">Možnosti na stránce  <text:span text:style-name="LOEmphasis">LibreOffice - Obecné</text:span> (obrázek <text:sequence-ref text:reference-format="value" text:ref-name="refFigure0">1</text:sequence-ref>) jsou popsány níže.</text:p>
      <text:p text:style-name="P7"><text:alphabetical-index-mark text:string-value="rozšířené tipy"/>Nápověda - Rozšířené tipy</text:p>
      <text:p text:style-name="P63">Pokud je zaškrtnuto pole <text:span text:style-name="LOEmphasis">Rozšířené tipy</text:span>, nad ikonou, příkazem nabídky nebo polem dialogového okna se zobrazí stručné vysvětlení jejich funkce, když nad nimi bez klepnutí podržíme ukazatel myši.</text:p>
      <text:p text:style-name="Figure"><draw:frame draw:style-name="fr1" draw:name="Frame3" text:anchor-type="as-char" svg:width="15.475cm" draw:z-index="13"><draw:text-box fo:min-height="9.312cm"><text:p text:style-name="P26"><draw:frame draw:style-name="fr7" draw:name="Image4" text:anchor-type="paragraph" svg:width="15.475cm" style:rel-width="100%" svg:height="9.312cm" style:rel-height="scale" draw:z-index="14"><draw:image xlink:href="Pictures/10000201000003A10000022F4C00F6E106A0C1B9.png" xlink:type="simple" xlink:show="embed" xlink:actuate="onLoad" loext:mime-type="image/png"/></draw:frame><text:span text:style-name="T8"><text:line-break/></text:span>Obrázek <text:sequence text:ref-name="refFigure1" text:name="Figure" text:formula="ooow:Figure+1" style:num-format="1">2 </text:sequence>: Nastavení obecných možností LibreOffice</text:p></draw:text-box></draw:frame></text:p>
      <text:p text:style-name="P4">Dialogová okna tisku – Použití dialogových oken LibreOffice</text:p>
      <text:p text:style-name="P55">Stejné jako výše, ale pro dialogová okna tisku. Dostupné pouze v některých operačních systémech a správcích desktopů. (Není znázorněno na obrázku.)</text:p>
      <text:p text:style-name="P7"><text:alphabetical-index-mark text:string-value="možnosti stavu dokumentu"/>Stav dokumentu - Tisk nastaví stav "dokument změněn"</text:p>
      <text:p text:style-name="P58">Pokud je zaškrtnuta tato možnost, datum tisku dokumentu se zaznamená jako změna vlastností dokumentu. Při pozdějším zavírání dokumentu proto budeme vyzváni k uložení dokumentu, i když jsme neprovedli žádné změny.</text:p>
      <text:p text:style-name="P7"><text:soft-page-break/><text:alphabetical-index-mark text:string-value="rok (dvě číslice)"/>Rok (dvě číslice)</text:p>
      <text:p text:style-name="P58">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p text:style-name="P7">Pomoc při zlepšování LibreOffice – Shromažďovat údaje o používání programu a odesílat je The Document Foundation</text:p>
      <text:p text:style-name="P59">Pro pomoc při zlepšení použitelnosti softwaru, odesílá data o použití do The Document Foundation. Údaje o způsobu používání pomáhá s identifikací nejčastěji používané sekvence příkazů při provádění běžných úkolů; vývojáři pak mohou navrhnout uživatelské rozhraní, které je snadnější k použití a vyšší produktivitě. Data o použití jsou zaslána anonymně a nepřenáší žádný obsah dokumentu, pouze používané příkazy.</text:p>
      <text:h text:style-name="P75" text:outline-level="2"><text:bookmark-start text:name="__RefHeading__136126_780470623"/><text:alphabetical-index-mark text:string-value="možnosti zobrazení"/>Možnosti zobrazení<text:bookmark-end text:name="__RefHeading__136126_780470623"/></text:h>
      <text:p text:style-name="P10">Možnosti na stránce <text:span text:style-name="LOEmphasis">LibreOffice - Zobrazení</text:span> ovlivňují vzhled a chování oken LibreOffice. Některé z možností jsou popsány níže, obrázek <text:sequence-ref text:reference-format="value" text:ref-name="refFigure2">3</text:sequence-ref>. Nastavíme je podle svých osobních preferencí.</text:p>
      <text:p text:style-name="P10"><draw:frame draw:style-name="fr1" draw:name="Frame1" text:anchor-type="as-char" svg:width="17cm" draw:z-index="15"><draw:text-box fo:min-height="10.229cm"><text:p text:style-name="P27"><draw:frame draw:style-name="fr7" draw:name="Image1" text:anchor-type="paragraph" svg:width="17cm" style:rel-width="100%" svg:height="10.229cm" style:rel-height="scale" draw:z-index="16"><draw:image xlink:href="Pictures/10000201000003A10000022F3CE40739D8AC12F1.png" xlink:type="simple" xlink:show="embed" xlink:actuate="onLoad" loext:mime-type="image/png"/></draw:frame><text:span text:style-name="T8"><text:line-break/></text:span>Obrázek <text:sequence text:ref-name="refFigure2" text:name="Figure" text:formula="ooow:Figure+1" style:num-format="1">3</text:sequence>: <text:span text:style-name="T7">Volba možností zobrazení v aplikacích LibreOffice</text:span></text:p></draw:text-box></draw:frame></text:p>
      <text:p text:style-name="P7"><text:alphabetical-index-mark text:string-value="možnosti uživatelského rozhraní"/>Uživatelské rozhraní – <text:alphabetical-index-mark text:string-value="měřítko (uživatelské rozhraní)"/> Měřítko</text:p>
      <text:p text:style-name="P58">Pokud je písmo v textu nápovědy nebo v nabídkách programu příliš malé nebo příliš velké, můžeme ho přizpůsobit nastavením měřítka. V závislosti na volbě písem, které používá operační systém, může nastavení měřítka vést k nežádoucím výsledkům. Nastavení však neovlivní velikost písma použitého v samotném textu dokumentů.</text:p>
      <text:p text:style-name="P7">Uživatelské rozhraní – <text:alphabetical-index-mark text:string-value="velikost a styl ikon (uživatelské rozhraní)"/>Velikost ikon</text:p>
      <text:p text:style-name="P58">Toto pole určuje velikost zobrazení ikon na nástrojových lištách (Automaticky, Malá nebo Velká). Možnost Automaticky znamená, že se použije hodnota z nastavení operačního systému.</text:p>
      <text:p text:style-name="P9">Uživatelské rozhraní <text:s/>- Styl ikon</text:p>
      <text:p text:style-name="P58">Toto pole určuje styl ikon (motiv). Hodnota Automaticky používá sadu ikon kompatibilní s vaším operačním systémem a výběrem plochy: například KDE nebo Gnome v systému Linux.</text:p>
      <text:p text:style-name="P7"><text:soft-page-break/>Uživatelské rozhraní – <text:alphabetical-index-mark text:string-value="vyhlazování písem na obrazovce"/><text:alphabetical-index-mark text:string-value="písma na obrazovce, vyhlazování"/>Vyhlazování písem na obrazovce</text:p>
      <text:p text:style-name="P58">(Není k dispozici v systému Windows.) Tuto možnost vybereme, chceme-li, aby se text zobrazoval vyhlazený. Zadáme nejmenší velikost písma, při které se již má vyhlazování použít.</text:p>
      <text:p text:style-name="P45"><text:alphabetical-index-mark text:string-value="umistění myši"/>Umístění myši</text:p>
      <text:p text:style-name="P58">Určuje, zda a jak se do nově otevřených dialogových oken umisťuje kurzor myši.</text:p>
      <text:p text:style-name="P7">Prostřední tlačítko myši</text:p>
      <text:p text:style-name="P58">Určuje funkci <text:alphabetical-index-mark text:string-value="funkce prostředního tlačítka myši"/>prostředního tlačítka myši.</text:p>
      <text:list xml:id="list672845244" text:style-name="List_20_2">
        <text:list-item>
          <text:p text:style-name="P98"><text:span text:style-name="LOMenuPath">Automatické posouvání</text:span> - posouvání kurzoru se stisknutým prostředním tlačítkem myši posouvá i zobrazení.</text:p>
        </text:list-item>
        <text:list-item>
          <text:p text:style-name="P98"><text:span text:style-name="LOMenuPath">Vložit obsah schránky</text:span> - stiskem prostředního tlačítka myši vložíme obsah <text:alphabetical-index-mark text:string-value="schránka"/>„schránky výběru“ na pozici kurzoru.</text:p>
        </text:list-item>
      </text:list>
      <text:p text:style-name="P63"><text:alphabetical-index-mark text:string-value="schránka výběru"/>„Schránka výběru“ je nezávislá na běžné schránce, kterou používáme pomocí <text:span text:style-name="LOMenuPath">Úpravy &gt; Kopírovat/Vyjmout/Vložit</text:span> nebo jim odpovídajícím klávesovým zkratkám. Schránka a „schránka výběru“ mohou mít současně různý obsah.</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Standard">Funkce</text:p>
          </table:table-cell>
          <table:table-cell table:style-name="Table43.A1" office:value-type="string">
            <text:p text:style-name="Standard">Schránka</text:p>
          </table:table-cell>
          <table:table-cell table:style-name="Table43.A1" office:value-type="string">
            <text:p text:style-name="Standard">Schránka výběru</text:p>
          </table:table-cell>
        </table:table-row>
        <table:table-row table:style-name="Table43.2">
          <table:table-cell table:style-name="Table43.A2" office:value-type="string">
            <text:p text:style-name="P35">Kopírovat obsah</text:p>
          </table:table-cell>
          <table:table-cell table:style-name="Table43.A2" office:value-type="string">
            <text:p text:style-name="P36"><text:span text:style-name="LOMenuPath">Úpravy &gt; Kopírovat</text:span> <text:span text:style-name="LOKeystroke">Ctrl+C</text:span></text:p>
          </table:table-cell>
          <table:table-cell table:style-name="Table43.C2" office:value-type="string">
            <text:p text:style-name="P35">Výběr textu, tabulky nebo objektu.</text:p>
          </table:table-cell>
        </table:table-row>
        <table:table-row table:style-name="Table43.3">
          <table:table-cell table:style-name="Table43.A2" office:value-type="string">
            <text:p text:style-name="P35">Vložit obsah</text:p>
          </table:table-cell>
          <table:table-cell table:style-name="Table43.A2" office:value-type="string">
            <text:p text:style-name="P36"><text:span text:style-name="LOMenuPath">Úpravy &gt; Vložit</text:span> <text:span text:style-name="LOKeystroke">Ctrl+V</text:span> vloží obsah na pozici kurzoru.</text:p>
          </table:table-cell>
          <table:table-cell table:style-name="Table43.A2" office:value-type="string">
            <text:p text:style-name="P35">Klepnutí prostředního tlačítka myši vloží obsah na pozici ukazatele myši.</text:p>
          </table:table-cell>
        </table:table-row>
        <table:table-row table:style-name="Table43.1">
          <table:table-cell table:style-name="Table43.A2" office:value-type="string">
            <text:p text:style-name="P35">Vložit do jiného dokumentu</text:p>
          </table:table-cell>
          <table:table-cell table:style-name="Table43.A2" office:value-type="string">
            <text:p text:style-name="P35">Nemá vliv na obsah schránky.</text:p>
          </table:table-cell>
          <table:table-cell table:style-name="Table43.A2" office:value-type="string">
            <text:p text:style-name="P35">Obsahem schránky výběru je naposledy označený výběr.</text:p>
          </table:table-cell>
        </table:table-row>
      </table:table>
      <text:p text:style-name="P7">Grafický výstup – Použít hardwarovou akceleraci</text:p>
      <text:p text:style-name="P58">Pro urychlení zobrazování obrázků se přímo využijí hardwarové možnosti grafického karty. Tato možnost není podporována ve všech operačních systémech nebo distribucích balíku LibreOffice.</text:p>
      <text:p text:style-name="P7">Grafický výstup – Použít vyhlazení</text:p>
      <text:p text:style-name="P58">Povolí nebo zakáže vyhlazování, díky čemuž se bude většina grafických objektů zobrazovat hladší a s menším počtem artefaktů. Tato možnost není podporována ve všech operačních systémech nebo distribucích balíku LibreOffice.</text:p>
      <text:list xml:id="list3516297106" text:style-name="Heading_20_Tip">
        <text:list-item>
          <text:p text:style-name="P89">Tip</text:p>
        </text:list-item>
      </text:list>
      <text:p text:style-name="P52">Vyhlazování se po změně nastavení uplatní, pokud stisknutím <text:span text:style-name="LOKeystroke">Shift+Ctrl+R</text:span> obnovíme zobrazení aktuálního dokumentu.</text:p>
      <text:p text:style-name="P7">Grafický výstup – Použít OpenGL pro veškeré vykreslování (vyžaduje restart)</text:p>
      <text:p text:style-name="P56">Povolí nebo zakáže použít 3D grafický jazyk OpenGL. Tato možnost není podporována ve všech operačních systémech nebo distribucích balíku LibreOffice.</text:p>
      <text:p text:style-name="P7">Grafický výstup – Vynutit OpenGL, i když je zakázáno (vyžaduje restart)</text:p>
      <text:p text:style-name="P58">Vynutí použít OpenGL i v případě, že je v seznamu zakázaných grafických zařízení. Zařízení je na seznamu, pokud je chybové, nebo se vykresluje s nízkou kvalitou. Tato možnost není podporována ve všech operačních systémech nebo distribucích balíku LibreOffice.</text:p>
      <text:p text:style-name="P45">Nabídky - <text:alphabetical-index-mark-start text:id="IMark105828005303064"/> Ikony v nabídkách<text:alphabetical-index-mark-end text:id="IMark105828005303064"/></text:p>
      <text:p text:style-name="P58">Zajistí, že se v nabídkách spolu s textem zobrazí také ikony.</text:p>
      <text:p text:style-name="P7">Seznam písem - Zobrazit <text:alphabetical-index-mark text:string-value="náhled" text:key1="písmo"/>náhled písem</text:p>
      <text:p text:style-name="P58">Způsobí, že seznam písem bude vypadat jako na obrázku <text:sequence-ref text:reference-format="value" text:ref-name="refFigure3">4</text:sequence-ref>vlevo, kde je název písma zároveň i jeho náhledem. Není-li možnost zaškrtnuta, zobrazí se pouze seznam s názvy písem bez jejich formátování (obrázek  <text:sequence-ref text:reference-format="value" text:ref-name="refFigure3">4</text:sequence-ref> vpravo). V seznamu jsou uvedena písma, která jsou nainstalována v systému.</text:p>
      <text:p text:style-name="P58"><text:soft-page-break/>Písma, která byla přizpůsobena speciálním požadavkům některých jazyků, jako jsou například arabština, hebrejština nebo malabarština, navíc zobrazují i ​​dodatečnou ukázku textu.</text:p>
      <table:table table:name="Table44" table:style-name="Table44">
        <table:table-column table:style-name="Table44.A"/>
        <table:table-column table:style-name="Table44.B"/>
        <table:table-row table:style-name="Table44.1">
          <table:table-cell table:style-name="Table44.A1" office:value-type="string">
            <text:p text:style-name="P48"><draw:frame draw:style-name="fr8" draw:name="Image355" text:anchor-type="as-char" svg:width="8.361cm" svg:height="7.14cm" draw:z-index="1"><draw:image xlink:href="Pictures/10000000000001DC0000017BCBC1CCC117361985.png" xlink:type="simple" xlink:show="embed" xlink:actuate="onLoad" loext:mime-type="image/png"/></draw:frame></text:p>
          </table:table-cell>
          <table:table-cell table:style-name="Table44.B1" office:value-type="string">
            <text:p text:style-name="P48"><draw:frame draw:style-name="fr9" draw:name="Image356" text:anchor-type="as-char" svg:width="6.5cm" svg:height="6.985cm" draw:z-index="2"><draw:image xlink:href="Pictures/1000000000000176000001928C15D210FE234850.png" xlink:type="simple" xlink:show="embed" xlink:actuate="onLoad" loext:mime-type="image/png"/></draw:frame></text:p>
          </table:table-cell>
        </table:table-row>
        <table:table-row table:style-name="Table44.2">
          <table:table-cell table:style-name="Table44.A2" table:number-columns-spanned="2" office:value-type="string">
            <text:p text:style-name="P23">Obrázek <text:sequence text:ref-name="refFigure3" text:name="Figure" text:formula="ooow:Figure+1" style:num-format="1">4</text:sequence>: Seznam písem (vlevo) s náhledem, (vpravo) bez náhledu</text:p>
          </table:table-cell>
          <table:covered-table-cell/>
        </table:table-row>
      </table:table>
      <text:h text:style-name="P75" text:outline-level="2"><text:bookmark-start text:name="__RefHeading__136128_780470623"/><text:alphabetical-index-mark text:string-value="obecné" text:key1="možnosti tisku"/>Možnosti tisku<text:bookmark-end text:name="__RefHeading__136128_780470623"/></text:h>
      <text:p text:style-name="P10">Na stránce <text:span text:style-name="LOEmphasis">LibreOffice - Tisk</text:span> nastavujeme možnosti tak, aby vyhovovaly výchozí tiskárně a obvyklým požadavkům na tisk. Většina možností nepotřebuje další vysvětlení.</text:p>
      <text:p text:style-name="P10">Možnost <text:span text:style-name="LOMenuPath">PDF jako výchozí formát tiskových úloh</text:span> není dostupná v systému Windows. Výběrem této možnosti změníme vnitřní formát tiskové úlohy z formátu PostScript na formát PDF. Tento formát má oproti PostScriptu řadu výhod. Více informací najdeme na <text:a xlink:type="simple" xlink:href="http://www.linuxfoundation.org/collaborate/workgroups/openprinting/pdf_as_standard_print_job_format" text:style-name="Internet_20_link" text:visited-style-name="Visited_20_Internet_20_Link">http://www.linuxfound</text:a><text:a xlink:type="simple" xlink:href="http://www.linuxfoundation.org/collaborate/workgroups/openprinting/pdf_as_standard_print_job_format" text:style-name="Internet_20_link" text:visited-style-name="Visited_20_Internet_20_Link">ation.org/collaborate/workgroups/openprinting/pdf_as_standard_print_job_format</text:a> </text:p>
      <text:p text:style-name="P11">Zrušením výběru této volby se stane výchozím tiskovým formátem opět Postscript.</text:p>
      <text:p text:style-name="P41">V části <text:span text:style-name="LOEmphasis">Upozornění tiskárny</text:span> v dolní části stránky můžeme zvolit, zda má být uživatel upozorněn, pokud velikost nebo orientace papíru, které jsou uvedeny v dokumentu, neodpovídají velikosti a orientaci papíru v tiskárně. Takové nastavení může pomoci zejména tehdy, pokud pracujeme s dokumenty vytvořenými v zemích, v nichž se používá odlišná standardní velikost papíru.</text:p>
      <text:list xml:id="list155350337593469" text:continue-numbering="true" text:style-name="Heading_20_Tip">
        <text:list-item>
          <text:p text:style-name="Heading_20_Tip">Tip</text:p>
        </text:list-item>
      </text:list>
      <text:p text:style-name="P51">Rozdíl v nastavené a používané velikosti papíru je nejčastější příčinou toho, že je text nahoře, dole nebo po stranách oříznut nebo že tiskárna odmítne dokument vytisknout.</text:p>
      <text:p text:style-name="Figure"><text:soft-page-break/><draw:frame draw:style-name="fr1" draw:name="Frame4" text:anchor-type="as-char" svg:width="15.233cm" draw:z-index="3"><draw:text-box fo:min-height="9.165cm"><text:p text:style-name="Caption"><draw:frame draw:style-name="fr10" draw:name="Image5" text:anchor-type="paragraph" svg:width="15.233cm" style:rel-width="100%" svg:height="9.165cm" style:rel-height="scale" draw:z-index="4"><draw:image xlink:href="Pictures/10000201000003A10000022F7DF01D275912184F.png" xlink:type="simple" xlink:show="embed" xlink:actuate="onLoad" loext:mime-type="image/png"/></draw:frame><text:span text:style-name="T8"><text:line-break/></text:span>Obrázek <text:sequence text:ref-name="refFigure4" text:name="Figure" text:formula="ooow:Figure+1" style:num-format="1">5</text:sequence>: <text:span text:style-name="T13">Volba obecných možností tisku, platných pro všechny součásti balíku LibreOffice</text:span></text:p></draw:text-box></draw:frame></text:p>
      <text:h text:style-name="P75" text:outline-level="2"><text:bookmark-start text:name="__RefHeading__136130_780470623"/><text:alphabetical-index-mark text:string-value="možnosti cest"/>Možnosti cest<text:bookmark-end text:name="__RefHeading__136130_780470623"/></text:h>
      <text:p text:style-name="P10">Na stránce <text:span text:style-name="LOEmphasis">LibreOffice - Cesty</text:span> můžeme na základě svých pracovních zvyklostí změnit <text:alphabetical-index-mark text:string-value="umístění souborů"/>umístění souborů, které jsou s balíkem LibreOffice spojeny nebo které používá. Například v systému Windows můžeme nastavit jiné výchozí umístění než Moje Dokumenty.</text:p>
      <text:p text:style-name="P10">Změny provedeme tak, že vybereme položku v seznamu zobrazeném na obrázku <text:sequence-ref text:reference-format="value" text:ref-name="refFigure5">6</text:sequence-ref><text:s/> a klepneme na  <text:span text:style-name="LOMenuPath">Upravit</text:span>. V dialogovém okně Vybrat cestu (na obrázku není zobrazeno, název může být i Upravit cesty) přidáme nebo odstraníme složky podle potřeby a klepnutím na <text:span text:style-name="LOMenuPath">OK</text:span> se vrátíme do okna Možnosti. Některé položky mohou mít přiřazeny dvě i více cest, jednu ke společné složce (která může být na síti) a druhou ke složce uživatele (obvykle na osobním počítači uživatele).</text:p>
      <text:list xml:id="list155350087126756" text:continue-numbering="true" text:style-name="Heading_20_Tip">
        <text:list-item>
          <text:p text:style-name="Heading_20_Tip">Tip</text:p>
        </text:list-item>
      </text:list>
      <text:p text:style-name="P52">Položky v seznamu na stránce <text:span text:style-name="LOEmphasis">LibreOffice - Cesty</text:span> můžeme přidat do seznamu souborů (například soubory s definicí automatického textu), které pravidelně zálohujeme nebo které chceme zkopírovat na jiný počítač.</text:p>
      <text:p text:style-name="P46"><draw:frame draw:style-name="fr2" draw:name="Frame99" text:anchor-type="as-char" svg:width="13.644cm" draw:z-index="19"><draw:text-box fo:min-height="6.44cm"><text:p text:style-name="Caption"><draw:frame draw:style-name="fr11" draw:name="Figura5" text:anchor-type="paragraph" svg:width="13.266cm" svg:height="6.018cm" draw:z-index="20"><draw:image xlink:href="Pictures/100000000000029600000114C972E38C22ECBC5F.png" xlink:type="simple" xlink:show="embed" xlink:actuate="onLoad" loext:mime-type="image/png"/></draw:frame><text:span text:style-name="T7">Obrázek </text:span><text:span text:style-name="T7"><text:sequence text:ref-name="refFigure5" text:name="Figure" text:formula="ooow:Figure+1" style:num-format="1">6</text:sequence></text:span><text:span text:style-name="T7">: Zobrazení cest souborů používaných programem LibreOffice </text:span></text:p></draw:text-box></draw:frame></text:p>
      <text:h text:style-name="P75" text:outline-level="2"><text:bookmark-start text:name="__RefHeading__136134_780470623"/><text:soft-page-break/><text:alphabetical-index-mark text:string-value="náhrady" text:key1="písmo"/><text:alphabetical-index-mark text:string-value="možnosti" text:key1="písmo"/>Možnosti písem<text:bookmark-end text:name="__RefHeading__136134_780470623"/></text:h>
      <text:p text:style-name="P11">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list xml:id="list155350307193852" text:continue-list="list155350662134450" text:style-name="Heading_20_Note">
        <text:list-item>
          <text:p text:style-name="Heading_20_Note">Poznámka</text:p>
        </text:list-item>
      </text:list>
      <text:p text:style-name="P52">Toto nastavení <text:span text:style-name="LOStrongEmphasis">neovlivní</text:span> výchozí písmo. K tomu je třeba změnit výchozí šablonu, což je popsáno v kapitole 3.</text:p>
      <text:p text:style-name="P10">Na stránce <text:span text:style-name="LOEmphasis">LibreOffice – Písma</text:span>:</text:p>
      <text:list xml:id="list4090473553" text:style-name="Numbering_20_1">
        <text:list-item text:start-value="1">
          <text:p text:style-name="P71">Zaškrtneme možnost <text:span text:style-name="LOMenuPath">Použít </text:span><text:alphabetical-index-mark text:string-value="tabulka náhrad" text:key1="písmo"/><text:alphabetical-index-mark text:string-value="tabulka náhrad (písmo)"/><text:span text:style-name="LOMenuPath">tabulku náhrad</text:span>.</text:p>
        </text:list-item>
        <text:list-item>
          <text:p text:style-name="P71">V poli <text:span text:style-name="LOMenuPath">Písmo</text:span> vybereme nebo zadáme název písma, které se má nahradit. (Pokud ho v systému nemáme, tak se v rozbalovacím seznamu nezobrazí, a proto je potřeba jeho název zadat.).</text:p>
        </text:list-item>
        <text:list-item>
          <text:p text:style-name="P71">V poli <text:span text:style-name="LOMenuPath">Nahradit za</text:span> vybereme vhodné písmo ze seznamu písem nainstalovaných na počítači.</text:p>
        </text:list-item>
        <text:list-item>
          <text:p text:style-name="P71">Barva znaku zaškrtnutí napravo od pole <text:span text:style-name="LOMenuPath">Nahradit za</text:span> se změní na zelenou. Na tento znak zaškrtnutí klepneme. V textovém poli pod vstupními poli se zobrazí nový řádek se zadanými údaji. V něm zaškrtneme <text:span text:style-name="LOMenuPath">Vždy</text:span>, pokud chceme originální písmo nahradit i tehdy, když je v počítači nainstalováno. <text:span text:style-name="LOMenuPath"> Jen obrazovka</text:span> zaškrtneme, pokud chceme písmo nahradit jen na obrazovce, ale ne při tisku. Význam kombinací těchto nastavení je uveden v tabulce <text:sequence-ref text:reference-format="value" text:ref-name="refFigure1">2</text:sequence-ref>.</text:p>
        </text:list-item>
        <text:list-item>
          <text:p text:style-name="P72">V dolní části okna můžeme změnit typ a velikost písma, kterým se zobrazuje zdrojový kód, například HTML nebo Basic (v makrech).</text:p>
        </text:list-item>
      </text:list>
      <text:p text:style-name="Figure"><draw:frame draw:style-name="fr1" draw:name="Frame6" text:anchor-type="as-char" svg:width="11.931cm" draw:z-index="21"><draw:text-box fo:min-height="9.237cm"><text:p text:style-name="Caption"><draw:frame draw:style-name="fr10" draw:name="Image7" text:anchor-type="paragraph" svg:width="11.931cm" style:rel-width="100%" svg:height="9.237cm" style:rel-height="scale" draw:z-index="24"><draw:image xlink:href="Pictures/100000000000029D00000206A1115014240B3105.png" xlink:type="simple" xlink:show="embed" xlink:actuate="onLoad" loext:mime-type="image/png"/></draw:frame><text:span text:style-name="T8"><text:line-break/></text:span>Obrázek <text:sequence text:ref-name="refFigure6" text:name="Figure" text:formula="ooow:Figure+1" style:num-format="1">7</text:sequence>: Definování náhrady písma jiným písmem</text:p></draw:text-box></draw:frame></text:p>
      <text:p text:style-name="P44"><text:soft-page-break/>Tabulka <text:sequence text:ref-name="refTable0" text:name="Table" text:formula="ooow:Table+1" style:num-format="1">1</text:sequence>. Význam nastavení náhrady písem</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Table_20_Heading">Zaškrtávací pole Vždy</text:p>
          </table:table-cell>
          <table:table-cell table:style-name="Table45.A1" office:value-type="string">
            <text:p text:style-name="Table_20_Heading">Zaškrtávací pole Jen obrazovka</text:p>
          </table:table-cell>
          <table:table-cell table:style-name="Table45.A1" office:value-type="string">
            <text:p text:style-name="Table_20_Heading">Nahrazení</text:p>
          </table:table-cell>
        </table:table-row>
        <table:table-row table:style-name="Table45.1">
          <table:table-cell table:style-name="Table45.A2" office:value-type="string">
            <text:p text:style-name="P35">zaškrtnuto</text:p>
          </table:table-cell>
          <table:table-cell table:style-name="Table45.A2" office:value-type="string">
            <text:p text:style-name="P35">nezaškrtnuto</text:p>
          </table:table-cell>
          <table:table-cell table:style-name="Table45.C2" office:value-type="string">
            <text:p text:style-name="P35">Písmo se nahradí na obrazovce i při tisku, i když je písmo nainstalováno.</text:p>
          </table:table-cell>
        </table:table-row>
        <table:table-row table:style-name="Table45.1">
          <table:table-cell table:style-name="Table45.A2" office:value-type="string">
            <text:p text:style-name="P35">zaškrtnuto</text:p>
          </table:table-cell>
          <table:table-cell table:style-name="Table45.A2" office:value-type="string">
            <text:p text:style-name="P35">zaškrtnuto</text:p>
          </table:table-cell>
          <table:table-cell table:style-name="Table45.A2" office:value-type="string">
            <text:p text:style-name="P35">Písmo se nahradí jen na obrazovce, i když je nainstalováno.</text:p>
          </table:table-cell>
        </table:table-row>
        <table:table-row table:style-name="Table45.1">
          <table:table-cell table:style-name="Table45.A2" office:value-type="string">
            <text:p text:style-name="P35">nezaškrtnuto</text:p>
          </table:table-cell>
          <table:table-cell table:style-name="Table45.A2" office:value-type="string">
            <text:p text:style-name="P35">zaškrtnuto</text:p>
          </table:table-cell>
          <table:table-cell table:style-name="Table45.C2" office:value-type="string">
            <text:p text:style-name="P35">Písmo se nahradí jen na obrazovce, pokud není nainstalováno.</text:p>
          </table:table-cell>
        </table:table-row>
        <table:table-row table:style-name="Table45.1">
          <table:table-cell table:style-name="Table45.A2" office:value-type="string">
            <text:p text:style-name="P35">nezaškrtnuto</text:p>
          </table:table-cell>
          <table:table-cell table:style-name="Table45.A2" office:value-type="string">
            <text:p text:style-name="P35">nezaškrtnuto</text:p>
          </table:table-cell>
          <table:table-cell table:style-name="Table45.A2" office:value-type="string">
            <text:p text:style-name="P35">Písmo se nahradí na obrazovce i při tisku, pouze pokud není nainstalováno.</text:p>
          </table:table-cell>
        </table:table-row>
      </table:table>
      <text:h text:style-name="P76" text:outline-level="2"><text:bookmark-start text:name="__RefHeading__136136_780470623"/><text:alphabetical-index-mark text:string-value="možnosti zabezpečení"/>Možnosti zabezpečení<text:bookmark-end text:name="__RefHeading__136136_780470623"/></text:h>
      <text:p text:style-name="P10">Na stránce <text:alphabetical-index-mark text:string-value="možnosti sdílení souborů"/><text:span text:style-name="LOEmphasis">LibreOffice - Zabezpečení</text:span> můžeme upravit možnosti zabezpečení pro ukládání dokumentů a pro otevírání dokumentů obsahujících makra.</text:p>
      <text:p text:style-name="P7">Možnosti zabezpečení a varování</text:p>
      <text:p text:style-name="P58">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63">Klepnutím na tlačítko <text:span text:style-name="LOMenuPath">Možnosti</text:span> otevřeme nové dialogové okno s dalšími volbami (obrázek <text:sequence-ref text:reference-format="value" text:ref-name="refFigure9">10</text:sequence-ref>). Více informací se nachází v části “<text:bookmark-ref text:reference-format="text" text:ref-name="__RefHeading__3328_229261677">Možnosti zabezpečení a varování</text:bookmark-ref>” na stránce <text:bookmark-ref text:reference-format="page" text:ref-name="__RefHeading__3328_229261677">12</text:bookmark-ref>.</text:p>
      <text:p text:style-name="P31"><draw:frame draw:style-name="fr2" draw:name="Frame1210" text:anchor-type="as-char" svg:width="13.134cm" draw:z-index="28"><draw:text-box fo:min-height="8.671cm"><text:p text:style-name="Caption"><draw:frame draw:style-name="fr11" draw:name="Image386" text:anchor-type="paragraph" svg:width="13cm" svg:height="7.969cm" draw:z-index="31"><draw:image xlink:href="Pictures/10000201000001B000000109ADF8B94DABBE4F60.png" xlink:type="simple" xlink:show="embed" xlink:actuate="onLoad" loext:mime-type="image/png"/></draw:frame><text:span text:style-name="T7">Obrázek </text:span><text:span text:style-name="T7"><text:sequence text:ref-name="refFigure7" text:name="Figure" text:formula="ooow:Figure+1" style:num-format="1">8</text:sequence></text:span><text:span text:style-name="T7">: Volba možností zabezpečení pro otevírání a ukládání dokumentů</text:span></text:p></draw:text-box></draw:frame></text:p>
      <text:p text:style-name="P7">Hesla pro připojení k webu</text:p>
      <text:p text:style-name="P58">Můžeme zadat hlavní heslo, které umožní snadno přistupovat k webovým stránkám, které vyžadují uživatelské jméno a heslo. Pokud zaškrtneme možnost <text:span text:style-name="LOStrongEmphasis">Trvale uložit hesla pro webová spojení</text:span>, otevře se nové dialogové okno Nastavit hlavní heslo (obrázek <text:sequence-ref text:reference-format="page" text:ref-name="refFigure8">12</text:sequence-ref>). LibreOffice bude bezpečně ukládat všechna hesla, které použijeme pro přístup k souborům z webových serverů. Abychom hesla ze seznamu získali, je potřeba zadat hlavní heslo.</text:p>
      <text:p text:style-name="P32"><text:soft-page-break/><draw:frame draw:style-name="fr2" draw:name="Frame236" text:anchor-type="as-char" svg:width="10.486cm" draw:z-index="35"><draw:text-box fo:min-height="7.278cm"><text:p text:style-name="Caption"><draw:frame draw:style-name="fr11" draw:name="Image387" text:anchor-type="paragraph" svg:width="7.936cm" svg:height="6.56cm" draw:z-index="36"><draw:image xlink:href="Pictures/100002010000012C000000F82B7C70F2AD44E547.png" xlink:type="simple" xlink:show="embed" xlink:actuate="onLoad" loext:mime-type="image/png"/></draw:frame><text:span text:style-name="T7">Obrázek </text:span><text:span text:style-name="T7"><text:sequence text:ref-name="refFigure8" text:name="Figure" text:formula="ooow:Figure+1" style:num-format="1">9</text:sequence></text:span><text:span text:style-name="T7">: Dialogové okno pro nastavení hlavního hesla pro webová spojení</text:span></text:p></draw:text-box></draw:frame></text:p>
      <text:p text:style-name="P7">Zabezpečení maker</text:p>
      <text:p text:style-name="P63">Klepnutím na tlačítko <text:span text:style-name="LOMenuPath">Zabezpečení maker</text:span> otevřeme dialogové okno <text:alphabetical-index-mark text:string-value="možnosti zabezpečení maker"/>Zabezpečení maker, kde můžeme nastavit úroveň ochrany při spouštění maker a zadat důvěryhodné zdroje dokumentů.</text:p>
      <text:p text:style-name="P7">Cesta pro certifikáty</text:p>
      <text:p text:style-name="P63">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LOMenuPath">Certifikát</text:span> a zvolíme požadované úložiště certifikátů.</text:p>
      <text:list xml:id="list155349893862855" text:continue-list="list155350307193852" text:style-name="Heading_20_Note">
        <text:list-item>
          <text:p text:style-name="Heading_20_Note">Poznámka</text:p>
        </text:list-item>
      </text:list>
      <text:p text:style-name="P50">Možnost Cesta pro certifikáty se zobrazí pouze v systémech Linux a Mac. V systému Windows používá LibreOffice k ukládání a načítání certifikátů výchozí umístění Windows.</text:p>
      <text:p text:style-name="P5">TSAs – autority časových razítek</text:p>
      <text:p text:style-name="P61">Umožňuje volitelně vybrat adresu URL autority časového razítka (TSA) pro dokumenty PDF vytvořené v LibreOffice. Přidání důvěryhodného časového razítka k elektronickému podpisu v PDF poskytuje digitální pečeť integrity dat a důvěryhodné datum a čas, kdy byl soubor podepsán. Příjemci dokumentů PDF s důvěryhodným časovým razítkem mohou ověřit, kdy byl dokument digitálně nebo elektronicky podepsán, a také ověřit, že se dokument nezměnil po datu aplikace časového razítka.</text:p>
      <text:h text:style-name="P101" text:outline-level="3"><text:bookmark-start text:name="__RefHeading__3328_229261677"/>Možnosti zabezpečení a varování<text:bookmark-end text:name="__RefHeading__3328_229261677"/></text:h>
      <text:p text:style-name="P11">V okně Možnosti zabezpečení a varování můžeme upravit následující možnosti (obrázek <text:sequence-ref text:reference-format="value" text:ref-name="refFigure9">10</text:sequence-ref>).</text:p>
      <text:p text:style-name="P31"><text:soft-page-break/><draw:frame draw:style-name="fr3" draw:name="Frame1310" text:anchor-type="as-char" svg:width="11.439cm" draw:z-index="37"><draw:text-box fo:min-height="6.983cm"><text:p text:style-name="Caption"><draw:frame draw:style-name="fr11" draw:name="Image388" text:anchor-type="paragraph" svg:width="11.349cm" svg:height="6.214cm" draw:z-index="38"><draw:image xlink:href="Pictures/10000201000001AD000000EBBDABB60AB50ECB93.png" xlink:type="simple" xlink:show="embed" xlink:actuate="onLoad" loext:mime-type="image/png"/></draw:frame><text:span text:style-name="T7">Obrázek </text:span><text:span text:style-name="T7"><text:sequence text:ref-name="refFigure9" text:name="Figure" text:formula="ooow:Figure+1" style:num-format="1">10</text:sequence></text:span><text:span text:style-name="T7">: Dialogové okno Možnosti zabezpečení a varování</text:span></text:p></draw:text-box></draw:frame></text:p>
      <text:p text:style-name="P7"><text:alphabetical-index-mark text:string-value="odstranění osobních informací při ukládání"/>Odstranit při ukládání osobní informace</text:p>
      <text:p text:style-name="P58">Pokud zaškrtneme tuto možnost, při ukládání se z vlastností souboru vždy odstraní uživatelské údaje. Pokud tyto údaje chceme z určitých dokumentů odstranit ručně, zaškrtnutí této možnosti zrušíme.</text:p>
      <text:p text:style-name="P7"><text:alphabetical-index-mark-start text:id="IMark106102878995304"/>Pro otevření hypertextových odkazů vyžadovat Ctrl-kliknutí<text:alphabetical-index-mark-end text:id="IMark106102878995304"/></text:p>
      <text:p text:style-name="P63">Jako výchozí chování je v LibreOffice nastaveno, že pro otevírání odkazů je třeba použít kombinaci <text:span text:style-name="LOKeystroke">Ctrl+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p text:style-name="P58">Účel ostatních položek v tomto okně by měl být jasný z jejich popisu.</text:p>
      <text:h text:style-name="P75" text:outline-level="2"><text:bookmark-start text:name="__RefHeading__136138_780470623"/><text:alphabetical-index-mark-start text:id="IMark106102878995304" text:main-entry="true"/>Přizpůsobení<text:bookmark-end text:name="__RefHeading__136138_780470623"/><text:alphabetical-index-mark-end text:id="IMark106102878995304"/></text:h>
      <text:p text:style-name="P43">Celkový vzhled programu LibreOffice můžeme upravit pomocí motivů vzhledu určených pro prohlížeč Mozilla Firefox.</text:p>
      <text:p text:style-name="P10">Na stránce <text:span text:style-name="LOEmphasis">LibreOffice - Přizpůsobení</text:span> zvolíme <text:span text:style-name="LOMenuPath">Vlastní motiv vzhledu</text:span> a poté klepneme na <text:span text:style-name="LOMenuPath">Vybrat motiv vzhledu</text:span>. Otevře se dialogové okno. Zadáme hledaný výraz, klikneme na <text:span text:style-name="LOMenuPath">Vyhledat</text:span> a počkáme, dokud se nenačtou náhledy. Jeden vybereme a klepneme na tlačítko <text:span text:style-name="LOMenuPath">OK</text:span> pro jeho použítí. Po chvíli se vzhled LibreOffice změní. Příklad je zobrazen na obrázku <text:sequence-ref text:reference-format="value" text:ref-name="refFigure12">13</text:sequence-ref>. Podrobnosti o motivech vzhledu jsou uvedeny na webových stránkách Mozilly: <text:a xlink:type="simple" xlink:href="https://www.https://addons.mozilla.org/en-US/firefox/themes/" text:style-name="Internet_20_link" text:visited-style-name="Visited_20_Internet_20_Link">https://www.https://addons.mozilla.org/en-US/firefox/themes/</text:a></text:p>
      <text:p text:style-name="Figure"><draw:frame draw:style-name="fr1" draw:name="Frame12" text:anchor-type="as-char" svg:width="11.218cm" draw:z-index="40"><draw:text-box fo:min-height="3.515cm"><text:p text:style-name="Caption"><draw:frame draw:style-name="fr10" draw:name="Image13" text:anchor-type="paragraph" svg:width="11.218cm" style:rel-width="100%" svg:height="3.515cm" style:rel-height="scale" draw:z-index="42"><draw:image xlink:href="Pictures/1000000000000268000000C12C54C9BBFFDE5DD7.png" xlink:type="simple" xlink:show="embed" xlink:actuate="onLoad" loext:mime-type="image/png"/></draw:frame><text:span text:style-name="T8"><text:line-break/></text:span>Obrázek <text:sequence text:ref-name="refFigure10" text:name="Figure" text:formula="ooow:Figure+1" style:num-format="1">11</text:sequence>: <text:span text:style-name="T7">Dialogová okna přizpůsobení</text:span></text:p></draw:text-box></draw:frame></text:p>
      <text:p text:style-name="Figure"><text:soft-page-break/><draw:frame draw:style-name="fr1" draw:name="Frame14" text:anchor-type="as-char" svg:width="12.781cm" draw:z-index="43"><draw:text-box fo:min-height="9.197cm"><text:p text:style-name="Caption"><draw:frame draw:style-name="fr10" draw:name="Image14" text:anchor-type="paragraph" svg:width="12.781cm" style:rel-width="100%" svg:height="9.197cm" style:rel-height="scale" draw:z-index="44"><draw:image xlink:href="Pictures/10000201000002A2000001E5867CA05390269AEA.png" xlink:type="simple" xlink:show="embed" xlink:actuate="onLoad" loext:mime-type="image/png"/></draw:frame><text:span text:style-name="T8"><text:line-break/></text:span>Obrázek <text:sequence text:ref-name="refFigure11" text:name="Figure" text:formula="ooow:Figure+1" style:num-format="1">12</text:sequence>: Výběr témat Mozilla Firefox</text:p></draw:text-box></draw:frame></text:p>
      <text:p text:style-name="P31"/>
      <text:p text:style-name="P31"><draw:frame draw:style-name="fr2" draw:name="Frame335" text:anchor-type="as-char" svg:width="16.979cm" draw:z-index="45"><draw:text-box fo:min-height="2.175cm"><text:p text:style-name="Caption"><draw:frame draw:style-name="fr7" draw:name="Image357" text:anchor-type="paragraph" svg:width="14.612cm" style:rel-width="100%" svg:height="1.304cm" style:rel-height="scale" draw:z-index="46"><draw:image xlink:href="Pictures/100002010000035F0000004D9FBB5D1DE653E1B5.png" xlink:type="simple" xlink:show="embed" xlink:actuate="onLoad" loext:mime-type="image/png"/></draw:frame><text:span text:style-name="T7">Obrázek </text:span><text:span text:style-name="T7"><text:sequence text:ref-name="refFigure12" text:name="Figure" text:formula="ooow:Figure+1" style:num-format="1">13</text:sequence></text:span><text:span text:style-name="T7">: Ukázka motivu vzhledu</text:span></text:p></draw:text-box></draw:frame></text:p>
      <text:h text:style-name="P75" text:outline-level="2"><text:bookmark-start text:name="__RefHeading__5582_1514335525"/><text:alphabetical-index-mark text:string-value="barvy aplikací"/>Barvy aplikací<text:bookmark-end text:name="__RefHeading__5582_1514335525"/></text:h>
      <text:p text:style-name="P11">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10">Na stránce <text:span text:style-name="LOEmphasis">LibreOffice – Barvy aplikací</text:span> (obrázek <text:sequence-ref text:reference-format="value" text:ref-name="refFigure13">14</text:sequence-ref>) můžeme určit, jaké položky se budou zobrazovat a jaké barvy pro ně budou použity.</text:p>
      <text:list xml:id="list4054833953" text:style-name="List_20_1">
        <text:list-item>
          <text:p text:style-name="P77">Chceme-li zobrazit nebo skrýt prvky jako například <text:alphabetical-index-mark text:string-value="hranice textu (zobrazit/skrýt)"/>hranice textu, zaškrtneme nebo zrušíme zaškrtnutí pole vedle názvu prvku.</text:p>
        </text:list-item>
        <text:list-item>
          <text:p text:style-name="P79">Chceme-li změnit výchozí barvy prvků, klepneme na šipku dolů ve sloupci <text:span text:style-name="LOEmphasis">Nastavení barev</text:span> vedle názvu prvku a vybereme barvu z seznamu. Seznam dostupných barev lze změnit výběrem jiné dostupné palety.</text:p>
        </text:list-item>
        <text:list-item>
          <text:p text:style-name="P79">Pokud bychom chtěli změněné barvy uložit jako <text:alphabetical-index-mark text:string-value="barevné schéma"/>barevné schéma, klepneme na tlačítko <text:span text:style-name="LOMenuPath">Uložit</text:span>, zadáme název do pole <text:span text:style-name="LOEmphasis">Schéma</text:span> a klepneme na <text:span text:style-name="LOMenuPath">OK</text:span>.</text:p>
        </text:list-item>
      </text:list>
      <text:p text:style-name="Figure"><text:soft-page-break/><draw:frame draw:style-name="fr1" draw:name="Frame5" text:anchor-type="as-char" svg:width="12.82cm" draw:z-index="17"><draw:text-box fo:min-height="9.931cm"><text:p text:style-name="P28"><draw:frame draw:style-name="fr7" draw:name="Image6" text:anchor-type="paragraph" svg:width="12.82cm" style:rel-width="100%" svg:height="9.931cm" style:rel-height="scale" draw:z-index="18"><draw:image xlink:href="Pictures/100000000000029E00000207F7AA14CC47A7A425.png" xlink:type="simple" xlink:show="embed" xlink:actuate="onLoad" loext:mime-type="image/png"/></draw:frame><text:span text:style-name="T8"><text:line-break/></text:span>Obrázek <text:sequence text:ref-name="refFigure13" text:name="Figure" text:formula="ooow:Figure+1" style:num-format="1">14</text:sequence>: <text:span text:style-name="T7">Zobrazení a skrytí hranic textu, objektů a tabulek</text:span></text:p></draw:text-box></draw:frame></text:p>
      <text:h text:style-name="P75" text:outline-level="2"><text:bookmark-start text:name="__RefHeading__136140_780470623"/><text:alphabetical-index-mark text:string-value="možnosti zpřístupnění"/>Možnosti zpřístupnění<text:bookmark-end text:name="__RefHeading__136140_780470623"/></text:h>
      <text:p text:style-name="P11">Mezi možnosti zpřístupnění patří povolení animovaných obrázků a textu, doba zobrazování tipů nápovědy, nastavení vysokého kontrastu obrazovky a změna písma uživatelského rozhraní programu LibreOffice.</text:p>
      <text:p text:style-name="P10">Podpora zpřístupnění využívá běhové prostředí jazyka Java, které umožňuje komunikaci s asistenčními nástroji. Možnosti <text:span text:style-name="LOEmphasis">Podpora pro asistenční nástroje</text:span> není dostupná ve všech instalacích LibreOffice. Více informací se nachází v nápovědě programu v části <text:span text:style-name="LOEmphasis">Asistenční pomůcky v LibreOffice</text:span>.</text:p>
      <text:p text:style-name="P11">Vybereme nebo zrušíme výběr možností podle potřeby.</text:p>
      <text:p text:style-name="Figure"><draw:frame draw:style-name="fr1" draw:name="Frame7" text:anchor-type="as-char" svg:width="11.075cm" draw:z-index="26"><draw:text-box fo:min-height="5.175cm"><text:p text:style-name="Caption"><draw:frame draw:style-name="fr10" draw:name="Image8" text:anchor-type="paragraph" svg:width="11.075cm" style:rel-width="100%" svg:height="5.175cm" style:rel-height="scale" draw:z-index="27"><draw:image xlink:href="Pictures/10000000000002350000010821D0F47189D04110.png" xlink:type="simple" xlink:show="embed" xlink:actuate="onLoad" loext:mime-type="image/png"/></draw:frame><text:span text:style-name="T8"><text:line-break/></text:span>Obrázek <text:sequence text:ref-name="refFigure14" text:name="Figure" text:formula="ooow:Figure+1" style:num-format="1">15</text:sequence>: <text:span text:style-name="T7">Volba možností zpřístupnění</text:span></text:p></draw:text-box></draw:frame></text:p>
      <text:h text:style-name="P75" text:outline-level="2"><text:bookmark-start text:name="__RefHeading__136142_780470623"/><text:alphabetical-index-mark text:string-value="Pokročilé možnosti" text:main-entry="true"/>Pokročilé možnosti<text:bookmark-end text:name="__RefHeading__136142_780470623"/></text:h>
      <text:p text:style-name="P7">Možnosti jazyka Java</text:p>
      <text:p text:style-name="P63">Pokud jsme běhové prostředí jazyka Java (Java Runtime Environment, JRE) nainstalovali nebo aktualizovali po instalaci LibreOffice, případně pokud máme nainstalováno více JRE, na stránce <text:span text:style-name="LOEmphasis">LibreOffice - Pokročilé možnosti</text:span> můžeme vybrat, které JRE použít.</text:p>
      <text:list xml:id="list155350472047874" text:continue-list="list155349893862855" text:style-name="Heading_20_Note">
        <text:list-item>
          <text:p text:style-name="P92"><text:soft-page-break/>Poznámka</text:p>
        </text:list-item>
      </text:list>
      <text:p text:style-name="P52">LibreOffice potřebuje aplikaci Java ke spuštění několika průvodců (jako například <text:span text:style-name="LOMenuPath">Soubor &gt; Průvodci &gt; Dopis</text:span>) a pro spuštění databáze s interním jádrem HSQLDB.</text:p>
      <text:p text:style-name="Figure"><draw:frame draw:style-name="fr1" draw:name="Frame8" text:anchor-type="as-char" svg:width="15.012cm" draw:z-index="34"><draw:text-box fo:min-height="9.033cm"><text:p text:style-name="Caption"><draw:frame draw:style-name="fr10" draw:name="Image9" text:anchor-type="paragraph" svg:width="15.012cm" style:rel-width="100%" svg:height="9.033cm" style:rel-height="scale" draw:z-index="41"><draw:image xlink:href="Pictures/10000201000003A10000022F6CD81CF6BE860E74.png" xlink:type="simple" xlink:show="embed" xlink:actuate="onLoad" loext:mime-type="image/png"/></draw:frame><text:span text:style-name="T8"><text:line-break/></text:span>Obrázek <text:sequence text:ref-name="refFigure15" text:name="Figure" text:formula="ooow:Figure+1" style:num-format="1">16</text:sequence>: <text:span text:style-name="T7">Volba běhového prostředí jazyka Java</text:span></text:p></draw:text-box></draw:frame></text:p>
      <text:p text:style-name="P58">Administrátoři, programátoři nebo jiné osoby, které přizpůsobují instalaci JRE, mohou použít tlačítka Parametry a Cesta ke třídám, kde mohou zadat další informace.</text:p>
      <text:p text:style-name="P58">Pokud je seznam ve středu stránky prázdný, je třeba chvíli počkat, dokud LibreOffice JRE na disku nenajde.</text:p>
      <text:p text:style-name="P63">Pokud LibreOffice najde více JRE, zobrazí je v seznamu. V tom případě můžeme zaškrtnout možnost <text:span text:style-name="LOMenuPath">Použít</text:span><text:alphabetical-index-mark text:string-value="JRE (Java Runtime Environment, běhové prostředí jazyka Java)"/> <text:span text:style-name="LOMenuPath">běhové prostředí jazyka Java (JRE)</text:span> a pokud je třeba, vybereme v seznamu jednu verzi prostředí.</text:p>
      <text:p text:style-name="P47">Volitelné (nestabilní) možnosti</text:p>
      <text:p text:style-name="P7">Povolit <text:alphabetical-index-mark text:string-value="experimentální funkce" text:key1="Pokročilé"/>experimentální funkce</text:p>
      <text:p text:style-name="P58">Zaškrtnutím této možnosti povolíme funkce, jejichž vývoj ještě není ukončen nebo obsahují chyby. Seznam těchto vlastností se pro různé verze liší.</text:p>
      <text:p text:style-name="P7"><text:alphabetical-index-mark text:string-value="záznam maker" text:key1="Pokročilé"/>Povolit záznam maker (omezená funkčnost)</text:p>
      <text:p text:style-name="P58">Zaškrtnutím této možnosti povolíme záznam maker s jistými omezeními. Není podporováno otevírání oken, přepínání mezi okny, a záznam v jiném okně než ve kterém záznam začal. Zaznamenány mohou být pouze akce související s obsahem dokumentu. Změny nastavení v položce Možnosti a přizpůsobení nabídek nejsou podporovány. Více informací o záznamu maker se nachází v kapitole 13 Začínáme s makry.</text:p>
      <text:p text:style-name="P7">Expertní nastavení</text:p>
      <text:p text:style-name="P63">Většina uživatelů tato nastavení nevyužije. Klepnutím na tlačítko <text:span text:style-name="LOMenuPath">Expertní nastavení</text:span> se otevře nové okno, ve kterém můžeme doladit podrobné nastavení aktuální instalace LibreOffice. Okno nabízí podrobné možnosti nastavení pro mnoho aspektů vzhledu a výkonu. Po poklepání na položku můžeme zadat požadovanou hodnotu nastavení.</text:p>
      <text:list xml:id="list905498622" text:style-name="Heading_20_Caution">
        <text:list-item>
          <text:p text:style-name="Heading_20_Caution"><text:soft-page-break/>Upozornění</text:p>
        </text:list-item>
      </text:list>
      <text:p text:style-name="P49">Dialogové okno Expertní nastavení umožní přístup, úpravy a ukládání předvoleb konfigurace, které mohou učinit uživatelský profil LibreOffice nestabilní, nekonzistentní či dokonce nepoužitelný.</text:p>
      <text:h text:style-name="P75" text:outline-level="2"><text:bookmark-start text:name="__RefHeading__34770_129573012"/>Možnosti Basic IDE<text:bookmark-end text:name="__RefHeading__34770_129573012"/></text:h>
      <text:p text:style-name="P10">Nastavení na stránce Možnosti Basic IDE jsou zpřístupněny, pokud na stránce Pokročilé zaškrtneme možnost <text:span text:style-name="LOMenuPath">Povolit experimentální funkce</text:span> a změnu uložíme klepnutím na tlačítko OK. Tato nastavení jsou určena pro programátory maker a nejsou zde popsána.</text:p>
      <text:p text:style-name="P31"><text:s/><draw:frame draw:style-name="fr1" draw:name="Frame9" text:anchor-type="as-char" svg:width="6.41cm" draw:z-index="47"><draw:text-box fo:min-height="5.928cm"><text:p text:style-name="P29"><draw:frame draw:style-name="fr12" draw:name="Image10" text:anchor-type="paragraph" svg:width="5.3cm" svg:height="5.48cm" draw:z-index="48"><draw:image xlink:href="Pictures/10000000000001140000011D69384DB8F2C4C7E5.png" xlink:type="simple" xlink:show="embed" xlink:actuate="onLoad" loext:mime-type="image/png"/></draw:frame><text:span text:style-name="T8"><text:line-break/></text:span>Obrázek <text:sequence text:ref-name="refFigure16" text:name="Figure" text:formula="ooow:Figure+1" style:num-format="1">17</text:sequence>: <text:span text:style-name="T7">Dialogové okno Možnosti Basic IDE</text:span></text:p></draw:text-box></draw:frame></text:p>
      <text:h text:style-name="P75" text:outline-level="2"><text:bookmark-start text:name="__RefHeading__23840_519196086"/>Možnosti online aktualizace<text:bookmark-end text:name="__RefHeading__23840_519196086"/></text:h>
      <text:p text:style-name="P10">Na stránce <text:span text:style-name="LOEmphasis">LibreOffice – Online aktualizace</text:span> (obrázek <text:sequence-ref text:reference-format="value" text:ref-name="refFigure17">18</text:sequence-ref>) můžeme zvolit, zda a jak často má na webových stránkách LibreOffice kontrolovat dostupnost aktualizace programu. Pokud je zaškrtnuta možnost <text:alphabetical-index-mark text:string-value="automaticky kontrolovat aktualizace"/><text:span text:style-name="LOMenuPath">Automaticky kontrolovat aktualizace</text:span>, v pravé části lišty nabídek se zobrazí ikona v případě, že je dostupná aktualizace. Klepnutím na tuto ikonu otevřeme dialogové okno, ve kterém můžeme aktualizaci stáhnout.</text:p>
      <text:p text:style-name="P10">Pokud je zaškrtnuta možnost <text:alphabetical-index-mark text:string-value="automaticky stáhnout aktualizace"/><text:span text:style-name="LOMenuPath">Automaticky stáhnout aktualizace</text:span>, po klepnutí na tuto ikonu začne stahování. Chceme-li změnit umístění staženého souboru, klepneme na tlačítko <text:span text:style-name="LOMenuPath">Změnit</text:span> v okně správce souborů vybereme požadovanou složku.</text:p>
      <text:p text:style-name="P19">Pokud zaškrtneme možnost <text:span text:style-name="LOMenuPath">Odesílat stručné informace o verzi operačního systému a hardwaru</text:span>, informace o architektuře počítače a operačním systému bude odeslána na server pro sběr statistik.</text:p>
      <text:p text:style-name="Figure"><draw:frame draw:style-name="fr1" draw:name="Frame10" text:anchor-type="as-char" svg:width="6.981cm" draw:z-index="49"><draw:text-box fo:min-height="6.906cm"><text:p text:style-name="Caption"><draw:frame draw:style-name="fr10" draw:name="Image11" text:anchor-type="paragraph" svg:width="6.981cm" style:rel-width="100%" svg:height="6.906cm" style:rel-height="scale" draw:z-index="51"><draw:image xlink:href="Pictures/10000000000001CE000001C96FB506D26D9DF4E3.png" xlink:type="simple" xlink:show="embed" xlink:actuate="onLoad" loext:mime-type="image/png"/></draw:frame><text:span text:style-name="T8"><text:line-break/></text:span>Obrázek <text:sequence text:ref-name="refFigure17" text:name="Figure" text:formula="ooow:Figure+1" style:num-format="1">18</text:sequence>: <text:span text:style-name="T7">Možnosti online aktualizace</text:span></text:p></draw:text-box></draw:frame></text:p>
      <text:h text:style-name="P75" text:outline-level="2"><text:bookmark-start text:name="__RefHeading___Toc25315_687030175"/><text:soft-page-break/>Možnosti OpenCL<text:bookmark-end text:name="__RefHeading___Toc25315_687030175"/></text:h>
      <text:p text:style-name="P11">OpenCL (Open Computing Language) je softwarová architektura, použitá k psaní programů, které jsou spuštěny na různých procesorech, jako je CPU a GPU (graphics processing unit), grafické karty. S povoleným OpenCL, můžeme těžit z velmi rychlých číselných výpočtů prováděných v GPU, což je užitečné zejména u velkých tabulek s rozsáhlými výpočty. Pro použití této funkce musí ovladač grafické karty podporovat OpenCL.</text:p>
      <text:p text:style-name="P6">Možnosti OpenCL – Povolit použití softwarového interpreta (i když není OpenCL dostupné)</text:p>
      <text:p text:style-name="P57">Pokud toto políčko zaškrtneme, LibreOffice napodobí OpenCL v případě, že ovladač grafické karty OpenCL nepodporuje.</text:p>
      <text:p text:style-name="P7">Povolit použití OpenCL</text:p>
      <text:p text:style-name="P62">Způsobí, že LibreOffice s pomocí GPU grafické karty, bude provádět numerické výpočty velkou rychlostí. Dvě pole níže, zobrazují seznam povolených a zakázaných ovladačů pro OpenCL. Klikněme na tlačítka <text:span text:style-name="LOMenuPath">Upravit</text:span>, <text:span text:style-name="LOMenuPath">Přidat...</text:span> a <text:span text:style-name="LOMenuPath">Smazat</text:span>, pro úpravu položek seznamu.</text:p>
      <text:p text:style-name="P31"><draw:frame draw:style-name="fr1" draw:name="Frame320" text:anchor-type="as-char" svg:width="11.825cm" draw:z-index="52"><draw:text-box fo:min-height="3.62cm"><text:p text:style-name="P30"><draw:frame draw:style-name="fr13" draw:name="Image395" text:anchor-type="paragraph" svg:width="11.329cm" svg:height="2.999cm" draw:z-index="53"><draw:image xlink:href="Pictures/10000000000002370000009E76A3269A35D2B25F.png" xlink:type="simple" xlink:show="embed" xlink:actuate="onLoad" loext:mime-type="image/png"/></draw:frame><text:span text:style-name="T7">Obrázek </text:span><text:span text:style-name="T7"><text:sequence text:ref-name="refFigure18" text:name="Figure" text:formula="ooow:Figure+1" style:num-format="1">19</text:sequence></text:span><text:span text:style-name="T7">: Možnosti OpenCL</text:span></text:p></draw:text-box></draw:frame></text:p>
      <text:h text:style-name="P94" text:outline-level="1"><text:bookmark-start text:name="__RefHeading__136148_780470623"/>Nastavení možností pro načítání a ukládání dokumentů<text:bookmark-end text:name="__RefHeading__136148_780470623"/></text:h>
      <text:p text:style-name="P11">Možnosti načítání a ukládání můžeme nastavit tak, aby vyhovovaly našemu způsobu práce.</text:p>
      <text:p text:style-name="P10">Pokud není dialogové okno Možnosti otevřené, zvolíme v hlavní nabídce <text:span text:style-name="LOMenuPath">Nástroje &gt; Možnosti</text:span>. Následně klepneme na značku rozbalení (ve tvaru znaménka + nebo trojúhelníku) vlevo od <text:span text:style-name="LOMenuPath">Načítání/ukládání</text:span>.</text:p>
      <text:h text:style-name="P75" text:outline-level="2"><text:bookmark-start text:name="__RefHeading__136150_780470623"/>Obecné<text:bookmark-end text:name="__RefHeading__136150_780470623"/></text:h>
      <text:p text:style-name="P10">Většina možností na stránce <text:span text:style-name="LOEmphasis">Načítání/ukládání - Obecné</text:span> je uživatelům jiných kancelářských balíků známá. Níže jsou proto popsány pouze některé položky.</text:p>
      <text:p text:style-name="P8"><text:alphabetical-index-mark text:string-value="nastavení specifická pro uživatele"/>S dokumentem načíst nastavení specifická pro uživatele</text:p>
      <text:p text:style-name="P60">Některá nastavení dokumentů LibreOffice se načtou ze systémových nastavení uživatele. Pokud uložíme dokument, tato nastavení se uloží spolu s ním.</text:p>
      <text:p text:style-name="P60">Zaškrtneme-li tuto možnost, při načítání dokumentů bude nastavení uložené v dokumentu ignorováno a upřednostní se nastavení z operačního systému.</text:p>
      <text:p text:style-name="P64">Některá nastavení se však načítají ze systému, i když tato možnost není zaškrtnuta:</text:p>
      <text:list xml:id="list4137682012" text:style-name="List_20_1">
        <text:list-item>
          <text:p text:style-name="P84">nastavení dostupná v <text:span text:style-name="LOMenuPath">Soubor &gt; Tisk &gt; Možnosti</text:span></text:p>
        </text:list-item>
        <text:list-item>
          <text:p text:style-name="P85">název faxu</text:p>
        </text:list-item>
        <text:list-item>
          <text:p text:style-name="P85">nastavení vzdálenosti odstavců od textových tabulek</text:p>
        </text:list-item>
        <text:list-item>
          <text:p text:style-name="P85">nastavení automatické aktualizace odkazů, funkčních polí nebo grafů</text:p>
        </text:list-item>
        <text:list-item>
          <text:p text:style-name="P85">nastavení pro práci s asijskými typy písma.</text:p>
        </text:list-item>
      </text:list>
      <text:p text:style-name="Figure"><text:soft-page-break/><draw:frame draw:style-name="fr1" draw:name="Frame11" text:anchor-type="as-char" svg:width="17cm" draw:z-index="54"><draw:text-box fo:min-height="10.873cm"><text:p text:style-name="Caption"><draw:frame draw:style-name="fr10" draw:name="Image12" text:anchor-type="paragraph" svg:width="17cm" style:rel-width="100%" svg:height="10.229cm" style:rel-height="scale" draw:z-index="55"><draw:image xlink:href="Pictures/10000201000003A10000022F7B9B93C25113F283.png" xlink:type="simple" xlink:show="embed" xlink:actuate="onLoad" loext:mime-type="image/png"/></draw:frame><text:span text:style-name="T8"><text:line-break/></text:span>Obrázek <text:sequence text:ref-name="refFigure19" text:name="Figure" text:formula="ooow:Figure+1" style:num-format="1">20</text:sequence>: <text:span text:style-name="T7">Volba možností načítání a ukládání</text:span></text:p></draw:text-box></draw:frame></text:p>
      <text:p text:style-name="P63">Následující nastavení se naopak <text:span text:style-name="LOStrongEmphasis">vždy</text:span> načte z dokumentu, i když je tato možnost zaškrtnuta:</text:p>
      <text:list xml:id="list155350394165967" text:continue-numbering="true" text:style-name="List_20_1">
        <text:list-item>
          <text:p text:style-name="P86">zdroj dat připojený k dokumentu a jeho zobrazení.</text:p>
        </text:list-item>
      </text:list>
      <text:p text:style-name="P58">Pokud toto nastavení není zaškrtnuto, nastavení z dokumentu budou upřednostněny před systémovým nastavením uživatele. Možnost S dokumentem načíst nastavení specifická pro uživatele například ovlivňuje způsob, jak se aktualizují odkazy (v možnostech pro LibreOffice Writer).</text:p>
      <text:p text:style-name="P7"><text:alphabetical-index-mark text:string-value="nastavení tiskárny"/>S dokumentem načíst nastavení tiskárny</text:p>
      <text:p text:style-name="P58">Je-li tato možnost povolena, použije se nastavení tiskárny z dokumentu. Pokud takto načtené nastavení nezměníme v dialogovém okně Tisk, může se stát, že se dokument vytiskne na vzdálené tiskárně. Pokud je tato možnost zakázána, dokument se vytiskne na standardně používané tiskárně. S dokumentem se uloží nastavení aktuální tiskárny bez ohledu na to, zda je možnost zaškrtnuta.</text:p>
      <text:p text:style-name="P7"><text:alphabetical-index-mark text:string-value="ukládání informací pro automatické obnovení"/>Informace pro automatické obnovení uložit každých __ min</text:p>
      <text:p text:style-name="P58">Zvolíme, zda se mají ukládat informace pro automatické obnovení souborů a v jakých časových intervalech. 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7"><text:alphabetical-index-mark text:string-value="úprava vlastností dokumentu před uložením"/>Před uložením upravit vlastnosti dokumentu</text:p>
      <text:p text:style-name="P63">Pokud tuto možnost zaškrtneme, při prvním ukládání dokumentu (nebo vždy, když použijeme <text:span text:style-name="LOMenuPath">Uložit jako</text:span>) se otevře dialogové okno Vlastnosti dokumentu, ve kterém můžeme zadat údaje týkající se dokumentu.</text:p>
      <text:p text:style-name="P7">Vždy vytvořit záložní kopii</text:p>
      <text:p text:style-name="P58">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7"><text:soft-page-break/><text:alphabetical-index-mark text:string-value="relativní ukládání URL"/>URL ukládat relativně k systému souborů / Internetu</text:p>
      <text:p text:style-name="P58">Zaškrtnutím těchto možností určíme, že se URL odkazy na soubory v systému nebo na internetu mají ukládat jako relativní. Relativní adresy jsou možné pouze tehdy, je-li zdrojový a odkazovaný dokument na stejném disku.</text:p>
      <text:p text:style-name="P58">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Standard">Příklady</text:p>
          </table:table-cell>
          <table:table-cell table:style-name="Table46.A1" office:value-type="string">
            <text:p text:style-name="Standard">Souborový systém</text:p>
          </table:table-cell>
          <table:table-cell table:style-name="Table46.A1" office:value-type="string">
            <text:p text:style-name="Standard">Internet</text:p>
          </table:table-cell>
        </table:table-row>
        <table:table-row table:style-name="Table46.1">
          <table:table-cell table:style-name="Table46.A2" office:value-type="string">
            <text:p text:style-name="P35">relativní</text:p>
          </table:table-cell>
          <table:table-cell table:style-name="Table46.B2" office:value-type="string">
            <text:p text:style-name="P35">../obrazky/obr.jpg</text:p>
          </table:table-cell>
          <table:table-cell table:style-name="Table46.C2" office:value-type="string">
            <text:p text:style-name="P35">../obrazky/obr.jpg</text:p>
          </table:table-cell>
        </table:table-row>
        <table:table-row table:style-name="Table46.1">
          <table:table-cell table:style-name="Table46.A2" office:value-type="string">
            <text:p text:style-name="P35">absolutní</text:p>
          </table:table-cell>
          <table:table-cell table:style-name="Table46.B3" office:value-type="string">
            <text:p text:style-name="P35">file:///c|/pracovni/obrazky/obr.jpg</text:p>
          </table:table-cell>
          <table:table-cell table:style-name="Table46.C3" office:value-type="string">
            <text:p text:style-name="P35">http://mujserver.cz/pracovni/obrazky/obr.jpg</text:p>
          </table:table-cell>
        </table:table-row>
      </table:table>
      <text:p text:style-name="P58">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58">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7"><text:alphabetical-index-mark text:string-value="výchozí formát souborů"/>Výchozí formát souborů a nastavení ODF</text:p>
      <text:p text:style-name="P63"><text:alphabetical-index-mark text:string-value="verze formátu ODF, ukládání"/><text:span text:style-name="LOMenuPath">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P63"><text:span text:style-name="LOStrongEmphasis">Typ dokumentu. </text:span>Pokud si běžně vyměňujeme dokumenty s uživateli balíku Microsoft Office, může být vhodné nastavit pro dokumenty volbu <text:alphabetical-index-mark text:string-value="Vždy ukládat jako" text:key1="Načítání/ukládání"/><text:span text:style-name="LOMenuPath">Vždy ukládat jako</text:span> na jeden z formátů Microsoft Office. Současné verze aplikace Microsoft Word však umožňují otevírat soubory .ODT, takže toto nastavení již možná není potřeba.<text:alphabetical-index-mark text:string-value="Možnosti načítání a ukládání vlastností VBA"/></text:p>
      <text:h text:style-name="P75" text:outline-level="2"><text:bookmark-start text:name="__RefHeading__48048_472912510"/>Vlastnosti VBA<text:bookmark-end text:name="__RefHeading__48048_472912510"/></text:h>
      <text:p text:style-name="P10">Na stránce <text:span text:style-name="LOEmphasis">Vlastnosti VBA</text:span> můžeme nastavit, zda se mají v dokumentech Microsoft Office, které otevíráme v LibreOffice, zachovat makra.</text:p>
      <text:p text:style-name="P20">Pokud zaškrtneme <text:alphabetical-index-mark text:string-value="načíst kód Basic pro úpravy"/><text:span text:style-name="LOMenuPath">Načíst kód Basic</text:span>, umožníme tím v LibreOffice upravovat makra. Změněný kód se uloží v dokumentu ODF, ale nezachová se, pokud ho uložíme do formátu Microsoft Office.</text:p>
      <text:p text:style-name="P20">Pokud zaškrtneme <text:alphabetical-index-mark text:string-value="uložit původní kód Basic"/><text:span text:style-name="LOMenuPath">Uložit původní kód Basic</text:span>, makra nebudou v LibreOffice spustitelná, budou však v nezměněné podobě ukládány do souborů ve formátech Microsoft Office.</text:p>
      <text:p text:style-name="P20">Při importu souborů programů Microsoft Word nebo Excel, jejichž součástí je kód VBA, můžeme zaškrtnout možnost <text:span text:style-name="LOMenuPath">Spustitelný kód</text:span>. Tento kód se obvykle jen uchovává, je však neaktivní (pokud kód zobrazíme pomocí StarBasic IDE, bude celý zakomentovaný). S touto možností bude kód spustitelný.</text:p>
      <text:p text:style-name="P31"><text:soft-page-break/><draw:frame draw:style-name="fr2" draw:name="Frame199" text:anchor-type="as-char" svg:width="8.671cm" draw:z-index="9"><draw:text-box fo:min-height="6.957cm"><text:p text:style-name="Frame_20_contents"><draw:frame draw:style-name="fr14" draw:name="Image397" text:anchor-type="as-char" svg:width="5.105cm" svg:height="6.112cm" draw:z-index="10"><draw:image xlink:href="Pictures/10000000000000C1000000E72AE679CDCFE49744.png" xlink:type="simple" xlink:show="embed" xlink:actuate="onLoad" loext:mime-type="image/png"/></draw:frame></text:p><text:p text:style-name="P22">Obrázek <text:sequence text:ref-name="refFigure20" text:name="Figure" text:formula="ooow:Figure+1" style:num-format="1">21</text:sequence>: Volba vlastností pro načítání a ukládání VBA</text:p></draw:text-box></draw:frame></text:p>
      <text:p text:style-name="P10">Možnost <text:span text:style-name="LOMenuPath">Uložit původní kód Basic</text:span> má přednost před <text:span text:style-name="LOMenuPath">Načíst kód Basic</text:span>. Pokud jsou zaškrtnuté obě možnosti a zakomentovaný kód upravíme, při ukládání do formátů Microsoft Office se uloží původní kód VBA.</text:p>
      <text:p text:style-name="P10">Chceme-li si být jisti, že jsme odstranili možné makroviry z dokumentu Microsoft Office, zaškrtnutí <text:span text:style-name="LOMenuPath">Uložit původní kód Basic</text:span> zrušíme. Dokument bude uložen bez kódu jazyka Microsoft Basic.</text:p>
      <text:h text:style-name="P75" text:outline-level="2"><text:bookmark-start text:name="__RefHeading__136154_780470623"/><text:alphabetical-index-mark text:string-value="převod souborů Microsoft Office"/>Microsoft Office<text:bookmark-end text:name="__RefHeading__136154_780470623"/></text:h>
      <text:p text:style-name="P10">Na stránce <text:span text:style-name="LOEmphasis">Načítání/ukládání - Microsoft Office</text:span> (stránka <text:sequence-ref text:reference-format="value" text:ref-name="refFigure21">22</text:sequence-ref>), můžeme nastavit, co se má provést při importování a exportování objektů OLE Microsoft Office (připojené či vložené objekty nebo dokumenty, například sešity a rovnice).</text:p>
      <text:p text:style-name="P11">Pokud zaškrtneme možnost [L], Objekty OLE Microsoft se při načítání dokumentu formátu Microsoftu převedou na odpovídající objekty OLE LibreOffice („L“ značí „load“, anglicky „načíst“).</text:p>
      <text:p text:style-name="P11">Pokud zaškrtneme možnost [S], objekty OLE LibreOffice se při ukládání dokumentu formátu Microsoft převedou na odpovídající objekty OLE Microsoft („S“ značí „save“, anglicky „uložit“).</text:p>
      <text:p text:style-name="P31"><draw:frame draw:style-name="fr2" draw:name="Frame206" text:anchor-type="as-char" svg:width="9.913cm" draw:z-index="11"><draw:text-box fo:min-height="7.837cm"><text:p text:style-name="Frame_20_contents"><draw:frame draw:style-name="fr15" draw:name="Image398" text:anchor-type="as-char" svg:width="9.153cm" svg:height="6.957cm" draw:z-index="12"><draw:image xlink:href="Pictures/100002010000015A0000010762554B4042A2BC20.png" xlink:type="simple" xlink:show="embed" xlink:actuate="onLoad" loext:mime-type="image/png"/></draw:frame></text:p><text:p text:style-name="P21">Obrázek <text:sequence text:ref-name="refFigure21" text:name="Figure" text:formula="ooow:Figure+1" style:num-format="1">22</text:sequence>: Volba možností pro načítání a ukládání dokumentů Microsoft Office</text:p></draw:text-box></draw:frame></text:p>
      <text:h text:style-name="P75" text:outline-level="2"><text:bookmark-start text:name="__RefHeading___Toc39683_1611997718"/><text:soft-page-break/><text:alphabetical-index-mark-start text:id="IMark105553150384312"/>HTML kompatibilita<text:bookmark-end text:name="__RefHeading___Toc39683_1611997718"/><text:alphabetical-index-mark-end text:id="IMark105553150384312"/></text:h>
      <text:p text:style-name="P10">Nastavení na stránce <text:span text:style-name="LOEmphasis">Načítání/ukládání - HTML kompatibilita</text:span> (stránka <text:sequence-ref text:reference-format="value" text:ref-name="refFigure22">23</text:sequence-ref>) ovlivňuje, jak jsou do LibreOffice importovány a z LibreOffice exportovány HTML stránky.
&lt;100/100/98% &gt; Více informací se nachází v nápovědě programu pod heslem <text:span text:style-name="LOEmphasis">HTML dokumenty; import/export</text:span>.</text:p>
      <text:p text:style-name="P31"><draw:frame draw:style-name="fr4" draw:name="Frame256" text:anchor-type="as-char" svg:width="13.944cm" draw:z-index="5"><draw:text-box fo:min-height="7.461cm"><text:p text:style-name="Caption"><draw:frame draw:style-name="fr11" draw:name="Figura6" text:anchor-type="paragraph" svg:width="13.944cm" svg:height="6.96cm" draw:z-index="6"><draw:image xlink:href="Pictures/10000000000002CF000001673702A7177A864554.png" xlink:type="simple" xlink:show="embed" xlink:actuate="onLoad" loext:mime-type="image/png"/></draw:frame><text:span text:style-name="T7">Obrázek </text:span><text:span text:style-name="T7"><text:sequence text:ref-name="refFigure22" text:name="Figure" text:formula="ooow:Figure+1" style:num-format="1">23</text:sequence></text:span><text:span text:style-name="T7">: Volba možností HTML kompatibility</text:span></text:p></draw:text-box></draw:frame></text:p>
      <text:p text:style-name="P7">Velikosti písma</text:p>
      <text:p text:style-name="P58">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7">Import – Použít pro čísla nastavení 'Angličtina (USA)'</text:p>
      <text:p text:style-name="P63"><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text:span text:style-name="LOStrongEmphasis">není</text:span> zaškrtnuta, čísla budou importována na základě hodnoty <text:span text:style-name="LOMenuPath">Národní nastavení</text:span> v <text:span text:style-name="LOMenuPath">Nástroje &gt; Možnosti &gt; Jazyková nastavení &gt; Jazyky</text:span> (viz stránku <text:bookmark-ref text:reference-format="page" text:ref-name="__RefHeading__136162_780470623">23</text:bookmark-ref>). Pokud je tato možnost zaškrtnuta, čísla budou importována v místním nastavení pro angličtinu (USA).</text:p>
      <text:p text:style-name="P7">Importovat - Importovat neznámé HTML značky jako pole</text:p>
      <text:p text:style-name="P58">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7">Import – Ignorovat nastavení písem</text:p>
      <text:p text:style-name="P58">Pokud zaškrtneme tuto možnost, bude LibreOffice při importu <text:alphabetical-index-mark text:string-value="ignorovat nastavení při importu HTML" text:key1="písmo"/><text:alphabetical-index-mark text:string-value="ignorovat nastavení písma při importu HTML"/> ignorovat všechna nastavení písma. Budou použita písma, která jsou definována ve stylu stránky HTML.</text:p>
      <text:p text:style-name="P7">Export</text:p>
      <text:p text:style-name="P63">Abychom export do <text:alphabetical-index-mark text:string-value="export do HTML"/>HTML<text:alphabetical-index-mark text:string-value="export HTML"/> optimalizovali, vybereme v poli <text:span text:style-name="LOMenuPath">Export</text:span> prohlížeč nebo HTML standard. Je-li vybrána možnost LibreOffice Writer, použijí se při exportu instrukce specifické pro LibreOffice Writer.</text:p>
      <text:p text:style-name="P7">Export – LibreOffice Basic</text:p>
      <text:p text:style-name="P63">Tuto možnost zaškrtneme, chceme-li při exportu do formátu HTML uložit také makra (skripty) v jazyce LibreOffice Basic. Tuto možnost je třeba povolit <text:span text:style-name="LOEmphasis">předtím</text:span>, než makro vytvoříme; jinak se skript nevloží. Makra LibreOffice Basic musí být umístěna v hlavičce HTML dokumentu. Jakmile v LibreOffice Basic IDE vytvoříme makro, objeví se v hlavičce zdrojového kódu HTML dokumentu.</text:p>
      <text:p text:style-name="P63">Pokud chceme, aby se makro spouštělo automaticky při otevírání HTML dokumentu, zvolíme příslušnou položku v <text:span text:style-name="LOMenuPath">Nástroje &gt; Přizpůsobit &gt; Události</text:span>. Více informací se nachází v kapitole 13 Začínáme s makry.</text:p>
      <text:p text:style-name="P7"><text:soft-page-break/>Export – Zobrazit varování</text:p>
      <text:p text:style-name="P63">Pokud  <text:span text:style-name="LOMenuPath">není</text:span> zaškrtnuta možnost <text:span text:style-name="LOEmphasis">LibreOffice Basic</text:span> (viz výše), můžeme zvolit možnost <text:span text:style-name="LOMenuPath">Zobrazit varování</text:span>. Pokud ji <text:span text:style-name="LOMenuPath"/> zaškrtneme, při exportu do formátu HTML se zobrazí upozornění, že budou odstraněna makra LibreOffice Basic.</text:p>
      <text:p text:style-name="P7">Export – Rozvržení tisku</text:p>
      <text:p text:style-name="P58">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7">Export – Kopírovat lokální obrázky na Internet</text:p>
      <text:p text:style-name="P58">Pokud tuto možnost zaškrtneme, při nahrávání dokumentu na internetový server pomocí FTP se automaticky nahrají také obrázky vložené do dokumentu.</text:p>
      <text:p text:style-name="P7">Export – Znaková sada</text:p>
      <text:p text:style-name="P58">Vybereme příslušnou znakovou sadu pro export.</text:p>
      <text:h text:style-name="P94" text:outline-level="1"><text:bookmark-start text:name="__RefHeading__136158_780470623"/><text:alphabetical-index-mark text:string-value="jazyková nastavení"/>Volba jazykových nastavení<text:bookmark-end text:name="__RefHeading__136158_780470623"/></text:h>
      <text:p text:style-name="P11">Z hlediska jazykového nastavení můžeme balík LibreOffice přizpůsobit následovně:</text:p>
      <text:list xml:id="list508210423" text:style-name="List_20_1">
        <text:list-item text:start-value="1">
          <text:p text:style-name="P77">Instalací požadovaných slovníků</text:p>
        </text:list-item>
        <text:list-item>
          <text:p text:style-name="P77">Změnou některých místních a jazykových nastavení</text:p>
        </text:list-item>
        <text:list-item>
          <text:p text:style-name="P77">Volba možností kontroly pravopisu</text:p>
        </text:list-item>
      </text:list>
      <text:h text:style-name="P75" text:outline-level="2"><text:bookmark-start text:name="__RefHeading__136160_780470623"/>Instalace požadovaných <text:alphabetical-index-mark text:string-value="slovníky, instalování"/>slovníků<text:bookmark-end text:name="__RefHeading__136160_780470623"/></text:h>
      <text:p text:style-name="P10">Při instalaci LibreOffice se automaticky nainstaluje také několik slovníků. Chceme-li přidat další slovníky, zkontrolujeme připojení k Internetu a poté zvolíme <text:span text:style-name="LOMenuPath">Nástroje &gt; Jazyk &gt; Více slovníků online</text:span>. LibreOffice otevře ve výchozím webovém prohlížeči stránku s odkazy na další slovníky, které můžeme nainstalovat. Podle pokynů vybereme a nainstalujeme požadované z nich.</text:p>
      <text:h text:style-name="P75" text:outline-level="2"><text:bookmark-start text:name="__RefHeading__136162_780470623"/>Změna některých <text:alphabetical-index-mark text:string-value="místní nastavení"/>místních a jazykových nastavení<text:bookmark-end text:name="__RefHeading__136162_780470623"/></text:h>
      <text:p text:style-name="P11">Podrobnosti místního a jazykového nastavení LibreOffice můžeme nastavit pro všechny dokumenty, nebo pouze pro některé typy.</text:p>
      <text:p text:style-name="P10">V dialogovém okně Možnosti klepneme na expanzní symbol (znaménko + nebo trojúhelník) vedle položky <text:span text:style-name="LOMenuPath">Jazyková nastavení &gt; Jazyky</text:span>. Počet položek seznamu závisí na nastavení <text:span text:style-name="LOEmphasis">Rozšířená podpora jazyků</text:span> (obrázek <text:sequence-ref text:reference-format="value" text:ref-name="refFigure24">25</text:sequence-ref>).</text:p>
      <text:p text:style-name="P32"><draw:frame draw:style-name="fr2" draw:name="Frame2110" text:anchor-type="as-char" svg:width="11.755cm" draw:z-index="22"><draw:text-box fo:min-height="5.14cm"><table:table table:name="Table47" table:style-name="Table47"><table:table-column table:style-name="Table47.A"/><table:table-column table:style-name="Table47.B"/><table:table-header-rows><table:table-row><table:table-cell table:style-name="Table47.A1" office:value-type="string"><text:p text:style-name="P70"><draw:frame draw:style-name="fr13" draw:name="Image400" text:anchor-type="paragraph" svg:width="5.422cm" svg:height="5.292cm" draw:z-index="23"><draw:image xlink:href="Pictures/10000000000000CD000000C8341AA195B419EE00.png" xlink:type="simple" xlink:show="embed" xlink:actuate="onLoad" loext:mime-type="image/png"/></draw:frame></text:p></table:table-cell><table:table-cell table:style-name="Table47.A1" office:value-type="string"><text:p text:style-name="P70"><draw:frame draw:style-name="fr13" draw:name="Image401" text:anchor-type="paragraph" svg:width="5.422cm" svg:height="5.292cm" draw:z-index="39"><draw:image xlink:href="Pictures/10000000000000CD000000C8F02179A190E2AD9B.png" xlink:type="simple" xlink:show="embed" xlink:actuate="onLoad" loext:mime-type="image/png"/></draw:frame></text:p></table:table-cell></table:table-row></table:table-header-rows></table:table><text:p text:style-name="Caption">Obrázek <text:sequence text:ref-name="refFigure23" text:name="Figure" text:formula="ooow:Figure+1" style:num-format="1">24</text:sequence>: Jazykové možnosti LibreOffice bez povolených a s povolenou podporou pro asijské jazyky a pro jazyky s komplexním rozvržením textu</text:p></draw:text-box></draw:frame></text:p>
      <text:p text:style-name="P40"><text:soft-page-break/>Na pravé straně stránky <text:span text:style-name="LOEmphasis">Jazyková nastavení - Jazyky</text:span> lze změnit možnosti <text:span text:style-name="LOEmphasis">Uživatelské rozhraní</text:span>, <text:span text:style-name="LOEmphasis">Národní nastavení</text:span>, <text:span text:style-name="LOEmphasis">Výchozí měna</text:span> a <text:span text:style-name="LOEmphasis">Výchozí jazyky pro dokumenty</text:span>. V ukázce na obrázku byla v příslušných nastaveních zvolena čeština.</text:p>
      <text:p text:style-name="P32"><draw:frame draw:style-name="fr2" draw:name="Frame228" text:anchor-type="as-char" svg:width="12.779cm" draw:z-index="56"><draw:text-box fo:min-height="8.911cm"><text:p text:style-name="Caption"><draw:frame draw:style-name="fr11" draw:name="Figura7" text:anchor-type="paragraph" svg:width="12.779cm" svg:height="9.342cm" draw:z-index="57"><draw:image xlink:href="Pictures/1000000000000283000001D602607FA6D9F7496C.png" xlink:type="simple" xlink:show="embed" xlink:actuate="onLoad" loext:mime-type="image/png"/></draw:frame><text:span text:style-name="T7">Obrázek </text:span><text:span text:style-name="T7"><text:sequence text:ref-name="refFigure24" text:name="Figure" text:formula="ooow:Figure+1" style:num-format="1">25</text:sequence></text:span><text:span text:style-name="T7">: Volba jazykových možností</text:span></text:p></draw:text-box></draw:frame></text:p>
      <text:p text:style-name="P7">Uživatelské rozhraní</text:p>
      <text:p text:style-name="P58">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7">Národní nastavení</text:p>
      <text:p text:style-name="P58">Národní nastavení je základem pro mnoho dalších nastavení v LibreOffice, například pro výchozí číslování, měnu a měrné jednotky. Pokud nezvolíme jinak, bude použito ​​místní nastavení operačního systému.</text:p>
      <text:p text:style-name="P7">Desetinný oddělovač</text:p>
      <text:p text:style-name="P63">Je-li možnost <text:span text:style-name="LOEmphasis">Desetinný oddělovač</text:span> zaškrtnuta, LibreOffice použije znak určený v místním nastavení. Pokud možnost zaškrtnuta není, použitý znak bude určen ovladačem klávesnice.</text:p>
      <text:p text:style-name="P7">Výchozí měna</text:p>
      <text:p text:style-name="P63"><text:span text:style-name="LOEmphasis">Výchozí měna</text:span> má hodnotu určenou pro danou zemi možností <text:span text:style-name="LOEmphasis">Národní nastavení</text:span>. Výchozí měna se uplatní u polí, která jsou jako měna formátována. Se změnou místního nastavení se automaticky změní také výchozí měna. Pokud se <text:span text:style-name="LOEmphasis">výchozí měna</text:span> změní, ve všech otevřených dokumentech se upraví všechna dialogová okna týkající se měny a všechny ikony měny. Dokumenty, které byly uloženy s jednou výchozí měnou, budou mít po otevření novou výchozí měnu.</text:p>
      <text:p text:style-name="P7">Masky pro rozpoznání data</text:p>
      <text:p text:style-name="P65"><text:span text:style-name="LOEmphasis">Masky pro rozpoznání data</text:span> určují, jak bude LibreOffice rozpoznávat vkládané datumy. <text:span text:style-name="LOEmphasis">Místní nastavení</text:span>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ext:list xml:id="list155350073391692" text:continue-list="list905498622" text:style-name="Heading_20_Caution">
        <text:list-item>
          <text:p text:style-name="P90"><text:soft-page-break/>Upozornění</text:p>
        </text:list-item>
      </text:list>
      <text:p text:style-name="P52">Aby byly správně rozpoznány datumy zadané do sešitu programu Calc nebo do tabulky programu Writer, je třeba je zadat ve formátu, který je definován na základě <text:span text:style-name="LOEmphasis">Národního prostředí</text:span>, nebo který je dodatečně definovaný uživatelem.</text:p>
      <text:p text:style-name="P7">Výchozí jazyky pro dokumenty</text:p>
      <text:p text:style-name="P63">Vybereme jazyky použité pro kontrolu pravopisu, slovník synonym a dělení slov. Pokud má toto nastavení být platné pouze pro aktuální dokument, zaškrtneme <text:span text:style-name="LOEmphasis">Pouze pro současný dokument</text:span>.</text:p>
      <text:p text:style-name="P63">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Pokud zaškrtneme některou z těchto možností, při příštím otevření dialogového okna Možnosti se v položce Jazyková nastavení zobrazí další položky, znázorněné v pravé části obrázku <text:sequence-ref text:reference-format="value" text:ref-name="refFigure23">24</text:sequence-ref>. Tyto položky (<text:span text:style-name="LOEmphasis">Hledání v japonštině</text:span>, <text:span text:style-name="LOEmphasis">Asijské rozvržení</text:span> a <text:span text:style-name="LOEmphasis">Komplexní rozvržení textu</text:span>) v této příručce dále popsány nejsou.</text:p>
      <text:p text:style-name="P7">Rozšířená podpora jazyků - Ignorovat vstupní jazyk systému</text:p>
      <text:p text:style-name="P63">Výchozí jazyková nastavení závisí na <text:span text:style-name="LOEmphasis">Národním nastavení</text:span>.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75" text:outline-level="2"><text:bookmark-start text:name="__RefHeading__136164_780470623"/><text:alphabetical-index-mark text:string-value="možnosti kontroly pravopisu"/>Volba možností kontroly pravopisu<text:bookmark-end text:name="__RefHeading__136164_780470623"/></text:h>
      <text:p text:style-name="P10">Chceme-li změnit možnosti kontroly pravopisu, klepneme na <text:span text:style-name="LOMenuPath">Jazyková nastavení &gt; Pomůcky pro psaní</text:span>. V části <text:span text:style-name="LOEmphasis">Možnosti</text:span> na této stránce (obrázek <text:sequence-ref text:reference-format="value" text:ref-name="refFigure25">26</text:sequence-ref>) zvolíme nastavení podle svých potřeb.</text:p>
      <text:p text:style-name="P11">Je třeba zvážit:</text:p>
      <text:list xml:id="list7154611182276968821" text:style-name="List_20_1">
        <text:list-item>
          <text:p text:style-name="P79">Nechceme-li, aby se pravopis kontroloval během psaní, zrušíme zaškrtnutí pole <text:span text:style-name="LOMenuPath">Kontrolovat pravopis během psaní</text:span>.<text:span text:style-name="LOMenuPath"> </text:span>Tuto možnost lze zrušit také pomocí tlačítka <text:span text:style-name="LOMenuPath">Automatická kontrola pravopisu</text:span> na nástrojové liště Standardní.</text:p>
        </text:list-item>
        <text:list-item>
          <text:p text:style-name="P79">Chceme-li kontrolovat během psaní gramatiku, musí být zaškrtnuto pole <text:span text:style-name="LOMenuPath">Kontrolovat gramatiku během psaní</text:span>.</text:p>
        </text:list-item>
        <text:list-item>
          <text:p text:style-name="P79">Používáme-li <text:alphabetical-index-mark text:string-value="vlastní slovník"/> vlastní slovník, který obsahuje slova psaná velkými písmeny a slova s ​​číslicemi (například AS/400), zaškrtneme <text:span text:style-name="LOMenuPath">Kontrolovat slova napsaná velkými písmeny</text:span> a <text:span text:style-name="LOMenuPath">Kontrolovat slova s ​​číslicemi</text:span>.</text:p>
        </text:list-item>
        <text:list-item>
          <text:p text:style-name="P79">Možnost <text:span text:style-name="LOMenuPath">Kontrolovat speciální oblasti</text:span> při kontrole zahrne záhlaví, zápatí, rámce a tabulky.</text:p>
        </text:list-item>
      </text:list>
      <text:p text:style-name="P10">Na této stránce lze určit, které uživatelem definované (vlastní) slovníky jsou výchozí, můžeme také přidat nebo odstranit uživatelem nainstalované slovníky klepnutím na tlačítka <text:span text:style-name="LOMenuPath">Nový</text:span> nebo <text:span text:style-name="LOMenuPath">Smazat</text:span>. Nelze odstranit slovníky nainstalované v systému.</text:p>
      <text:p text:style-name="P31"><text:soft-page-break/><draw:frame draw:style-name="fr2" draw:name="Frame246" text:anchor-type="as-char" svg:width="13.848cm" draw:z-index="25"><draw:text-box fo:min-height="11.446cm"><text:p text:style-name="Caption"><draw:frame draw:style-name="fr11" draw:name="Figura8" text:anchor-type="paragraph" svg:width="13.441cm" svg:height="11cm" draw:z-index="58"><draw:image xlink:href="Pictures/10000000000002AE00000231AA05F280842B275C.png" xlink:type="simple" xlink:show="embed" xlink:actuate="onLoad" loext:mime-type="image/png"/></draw:frame><text:span text:style-name="T7">Obrázek </text:span><text:span text:style-name="T7"><text:sequence text:ref-name="refFigure25" text:name="Figure" text:formula="ooow:Figure+1" style:num-format="1">26</text:sequence></text:span><text:span text:style-name="T7">: Volba jazyků, slovníků a možností pro kontrolu pravopisu</text:span></text:p></draw:text-box></draw:frame></text:p>
      <text:h text:style-name="P75" text:outline-level="2"><text:bookmark-start text:name="__RefHeading__34772_129573012"/>Kontrola anglických vět<text:bookmark-end text:name="__RefHeading__34772_129573012"/></text:h>
      <text:p text:style-name="P10">Na stránce <text:span text:style-name="LOMenuPath">Jazyková nastavení &gt; Kontrola anglických vět</text:span> můžeme zvolit, jaké prvky mají být kontrolovány a oznámeny nebo automaticky převedeny. Tato nabídka se nachází také v nastavení rozšíření s anglickým slovníkem, které je v LibreOffice nainstalováno jako výchozí. Vybereme <text:span text:style-name="LOMenuPath">Nástroje &gt; Správce rozšíření</text:span>, klepneme na Slovník pro kontrolu pravopisu pro angličtinu a následně na tlačítko <text:span text:style-name="LOMenuPath">Možnosti</text:span>, čímž se zobrazí tato nabídka. Z možností vybereme, které prvky se mají kontrolovat.</text:p>
      <text:p text:style-name="P11">Aby se vybrané možnosti kontroly gramatiky uplatnily, je třeba buď restartovat LibreOffice, nebo znovu načíst aktuální dokument.</text:p>
      <text:p text:style-name="P31"><text:bookmark-start text:name="__RefHeading__9905_127699423"/><draw:frame draw:style-name="fr2" draw:name="Frame3110" text:anchor-type="as-char" svg:width="11.628cm" draw:z-index="29"><draw:text-box fo:min-height="7.041cm"><text:p text:style-name="Caption"><draw:frame draw:style-name="fr11" draw:name="Figura9" text:anchor-type="paragraph" svg:width="11.629cm" svg:height="7.92cm" draw:z-index="59"><draw:image xlink:href="Pictures/10000000000001F60000016006189DEFD6DABFD9.png" xlink:type="simple" xlink:show="embed" xlink:actuate="onLoad" loext:mime-type="image/png"/></draw:frame><text:span text:style-name="T7">Obrázek </text:span><text:span text:style-name="T7"><text:sequence text:ref-name="refFigure26" text:name="Figure" text:formula="ooow:Figure+1" style:num-format="1">27</text:sequence></text:span><text:span text:style-name="T7">: Volba možností pro kontrolu anglických vět</text:span></text:p></draw:text-box></draw:frame><text:bookmark-end text:name="__RefHeading__9905_127699423"/></text:p>
      <text:h text:style-name="P101" text:outline-level="3"><text:bookmark-start text:name="__RefHeading__36393_196514830"/><text:soft-page-break/>Kontrola gramatiky<text:bookmark-end text:name="__RefHeading__36393_196514830"/></text:h>
      <text:p text:style-name="P7">Možné chyby</text:p>
      <text:p text:style-name="P63">Kontroluje chybné výrazy jako <text:span text:style-name="LOEmphasis">with it's</text:span>, <text:span text:style-name="LOEmphasis">he don't</text:span>, <text:span text:style-name="LOEmphasis">this things</text:span> a podobně.</text:p>
      <text:p text:style-name="P7">Velikost písmen</text:p>
      <text:p text:style-name="P58">Kontroluje se velká písmena na začátku vět. Rozpoznání vět závisí na použití zkratek.</text:p>
      <text:p text:style-name="P7">Opakovaná slova</text:p>
      <text:p text:style-name="P58">Kontroluje opakování všech slov, bez této možnosti se kontrolují jen výchozí slova „and“, „or“, „for“ a „the“.</text:p>
      <text:p text:style-name="P7">Závorky</text:p>
      <text:p text:style-name="P58">Kontroluje, zda jsou závorky a uvozovky párové.</text:p>
      <text:h text:style-name="P101" text:outline-level="3"><text:bookmark-start text:name="__RefHeading__9907_127699423"/>Interpunkce<text:bookmark-end text:name="__RefHeading__9907_127699423"/></text:h>
      <text:p text:style-name="P7">Mezery mezi slovy</text:p>
      <text:p text:style-name="P58">Tato možnost je ve výchozím nastavení vybrána. Kontroluje, zda je mezi slovy jediná mezera, upozorňuje na případy dvakrát nebo třikrát, ale ne víckrát opakované mezery.</text:p>
      <text:p text:style-name="P7">Mezery mezi větami</text:p>
      <text:p text:style-name="P58">Kontroluje, zda je mezi větami jediná mezera, upozorňuje na případy dvakrát nebo třikrát opakované mezery.</text:p>
      <text:p text:style-name="P7">Opakované mezery</text:p>
      <text:p text:style-name="P58">Kontroluje výskyt většího počtu mezer než dvě mezi slovy a větami.</text:p>
      <text:p text:style-name="P7">Em pomlčky; En pomlčky</text:p>
      <text:p text:style-name="P58">Tyto možnosti změní dlouhou pomlčku (em dash) bez mezer na krátkou (en dash) s mezerami, resp. krátkou s mezerami na dlouhou bez mezer.</text:p>
      <text:p text:style-name="P7">Uvozovky</text:p>
      <text:p text:style-name="P58">Kontroluje, zda jsou použity typograficky správné dvojité uvozovky.</text:p>
      <text:p text:style-name="P7">Znak násobení</text:p>
      <text:p text:style-name="P58">Tato možnost je ve výchozím nastavení vybrána. Nahradí „x“ použité jako symbol násobení typograficky správným symbolem.</text:p>
      <text:p text:style-name="P7">Apostrofy</text:p>
      <text:p text:style-name="P58">Nahradí apostrof typograficky správným znakem.</text:p>
      <text:p text:style-name="P7">Výpustky</text:p>
      <text:p text:style-name="P58">Nahradí tři za sebou následující tečky typograficky správným symbolem.</text:p>
      <text:p text:style-name="P7">Znak mínus</text:p>
      <text:p text:style-name="P58">Nahradí spojovník typograficky správným znakem mínus.</text:p>
      <text:h text:style-name="P101" text:outline-level="3"><text:bookmark-start text:name="__RefHeading__9909_127699423"/>Ostatní<text:bookmark-end text:name="__RefHeading__9909_127699423"/></text:h>
      <text:p text:style-name="P7">Převést na metrické; Převést na nemetrické</text:p>
      <text:p text:style-name="P58">Převede množství v daném typu jednotek na množství v jiném typu jednotek: metrické na imperiální nebo imperiální na metrické.</text:p>
      <text:p text:style-name="P7">Oddělovače tisíců u velkých čísel</text:p>
      <text:p text:style-name="P58">V závislosti na lokální nastavení dokumentu převede číslo s více než pěti číslicemi na běžný formát s čárkou oddělující tisíce, nebo na formát ISO, ve kterém se na oddělení tisíců použije úzká mezera.</text:p>
      <text:h text:style-name="P75" text:outline-level="2"><text:bookmark-start text:name="__RefHeading___Toc25317_687030175"/>Kontrola vět ostatních jazyků<text:bookmark-end text:name="__RefHeading___Toc25317_687030175"/></text:h>
      <text:p text:style-name="P12">LibreOffice může také kontrolovat věty v ostatních jazycích, zejména maďarské, ruské a brazilské portugalštiny. Tyto kontroly jsou ve výchozím nastavení povoleny, pokud je jazykem výchozí jazyk počítače. Soubor pravidel pro tyto věty závisí na jazyku.</text:p>
      <text:h text:style-name="P94" text:outline-level="1"><text:bookmark-start text:name="__RefHeading__136166_780470623"/><text:soft-page-break/><text:alphabetical-index-mark text:string-value="Možnosti Internetu"/>Volba možností Internetu<text:bookmark-end text:name="__RefHeading__136166_780470623"/></text:h>
      <text:p text:style-name="P11">Jaká nastavení Internetu jsou k dispozici, závisí na operačním systému.</text:p>
      <text:p text:style-name="P11">Stránku Proxy (pokud je dostupná) použijeme k uložení nastavení proxy serveru pro LibreOffice.</text:p>
      <text:p text:style-name="P31"><draw:frame draw:style-name="fr5" draw:name="Frame140" text:anchor-type="as-char" svg:y="-2.768cm" svg:width="16.932cm" draw:z-index="60"><draw:text-box fo:min-height="5.216cm"><text:p text:style-name="Caption"><draw:frame draw:style-name="fr11" draw:name="Image358" text:anchor-type="paragraph" svg:width="16.932cm" svg:height="4.498cm" draw:z-index="61"><draw:image xlink:href="Pictures/10000000000003DC00000119F4ACA835452AE836.png" xlink:type="simple" xlink:show="embed" xlink:actuate="onLoad" loext:mime-type="image/png"/></draw:frame><text:span text:style-name="T7">Obrázek </text:span><text:span text:style-name="T7"><text:sequence text:ref-name="refFigure27" text:name="Figure" text:formula="ooow:Figure+1" style:num-format="1">28</text:sequence></text:span><text:span text:style-name="T7">: Možnosti Internetu se zobrazenou stránkou E-mail, dostupnou v Linuxu</text:span></text:p></draw:text-box></draw:frame></text:p>
      <text:p text:style-name="P11">Pokud používáme operační systém založený na Unixu nebo Linuxu (včetně systému Mac OS X), je k dispozici stránka <text:alphabetical-index-mark text:string-value="Možnosti e-mailu"/>E-mail. Na ní můžeme určit e-mailový program, který se použije při odeslání aktuálního dokumentu ve formě e-mailu. V operačním systému Windows se vždy použije výchozí e-mailový program.</text:p>
      <text:p text:style-name="P10">Pro systém Windows i Linux je k dispozici nástroj pro publikování na MediaWiki. Chceme-li jej povolit, v možnostech Internetu vybereme stránku MediaWiki a klepneme na tlačítko <text:span text:style-name="LOMenuPath">Přidat</text:span>,  čímž otevřeme dialogové okno znázorněné na obrázku <text:sequence-ref text:reference-format="value" text:ref-name="refFigure28">29</text:sequence-ref>. Tam můžeme zadat adresu (URL) a přihlašovací informace pro požadovanou wiki. Do seznamu můžeme přidat více wiki stránek.</text:p>
      <text:p text:style-name="P31"><draw:frame draw:style-name="fr2" draw:name="Frame285" text:anchor-type="as-char" svg:width="11.382cm" draw:z-index="30"><draw:text-box fo:min-height="6.581cm"><text:p text:style-name="Caption"><draw:frame draw:style-name="fr16" draw:name="Image359" text:anchor-type="paragraph" svg:x="0cm" svg:width="17cm" style:rel-width="100%" svg:height="9.185cm" style:rel-height="scale" draw:z-index="50"><draw:image xlink:href="Pictures/10000000000002470000013BD3279BC60A247177.png" xlink:type="simple" xlink:show="embed" xlink:actuate="onLoad" loext:mime-type="image/png"/></draw:frame><text:span text:style-name="T7">Obrázek </text:span><text:span text:style-name="T7"><text:sequence text:ref-name="refFigure28" text:name="Figure" text:formula="ooow:Figure+1" style:num-format="1">29</text:sequence></text:span><text:span text:style-name="T7">: Určení účtu na serveru MediaWiki</text:span></text:p></draw:text-box></draw:frame></text:p>
      <text:h text:style-name="P94" text:outline-level="1"><text:bookmark-start text:name="__RefHeading__136168_780470623"/>Nastavení <text:alphabetical-index-mark text:string-value="Automatické opravy"/>automatických oprav v LibreOffice<text:bookmark-end text:name="__RefHeading__136168_780470623"/></text:h>
      <text:p text:style-name="P11">Někteří uživatelé považují automatické opravy textu za obtěžující, neboť mění to, co píšeme, i tehdy,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P42">Dialogové okno Automatické opravy otevřeme klepnutím v hlavní nabídce na <text:span text:style-name="LOMenuPath">Nástroje &gt; Automatické opravy &gt; Nastavení automatických oprav</text:span>. (Pro zobrazení této položky nabídky musíte mít otevřený dokument.) V aplikaci Writer má toto dialogové okno pět karet. V jiných součástech LibreOffice se skládá jen ze čtyř. Podrobnosti jsou uvedeny v příručkách pro jednotlivé programy.</text:p>
      <text:h text:style-name="P95" text:outline-level="1"><text:bookmark-start text:name="__RefHeading___Toc4610_992108031"/><text:soft-page-break/>Řešení problémů LibreOffice v nouzovém režimu<text:bookmark-end text:name="__RefHeading___Toc4610_992108031"/></text:h>
      <text:p text:style-name="P14">Nouzový režim nabízí různé možnosti, které vám pomohou obnovit instanci LibreOffice, která je poškozená a přestala fungovat nebo se ji nepodařilo spustit z různých důvodů.</text:p>
      <text:p text:style-name="P15">Pro spuštění nouzového režimu:</text:p>
      <text:list xml:id="list155351288279816" text:continue-list="list155350394165967" text:style-name="List_20_1">
        <text:list-item>
          <text:p text:style-name="P80">V hlavní nabídce zvolíme Nápověda &gt; Restartovat v nouzovém režimu...</text:p>
        </text:list-item>
        <text:list-item>
          <text:p text:style-name="P81">Spustíme LibreOffice z příkazové řádky s volbou --safe-mode</text:p>
        </text:list-item>
        <text:list-item>
          <text:p text:style-name="P78">Pouze na Windows můžeme vybrat ze start menu položku LibreOffice (Nouzový režim)</text:p>
        </text:list-item>
      </text:list>
      <text:p text:style-name="P33"><draw:frame draw:style-name="fr1" draw:name="Frame13" text:anchor-type="as-char" svg:width="12.323cm" draw:z-index="32"><draw:text-box fo:min-height="8.661cm"><text:p text:style-name="P25"/><text:p text:style-name="P24"><draw:frame draw:style-name="fr11" draw:name="Figura10" text:anchor-type="paragraph" svg:width="12.033cm" svg:height="8.116cm" draw:z-index="33"><draw:image xlink:href="Pictures/1000000000000372000002335E011E95200ACEA8.png" xlink:type="simple" xlink:show="embed" xlink:actuate="onLoad" loext:mime-type="image/png"/></draw:frame><text:span text:style-name="T8"><text:line-break/></text:span>Obrázek <text:sequence text:ref-name="refFigure29" text:name="Figure" text:formula="ooow:Figure+1" style:num-format="1">30</text:sequence>: Nouzový režim LibreOffice</text:p></draw:text-box></draw:frame></text:p>
      <text:p text:style-name="P16">V nouzovém režimu můžeme najít volby pro opravu a obnovu LibreOffice. <text:s/>Následující možnosti jsou od shora dolů extrémnější, proto se doporučuje, abyste je vyzkoušeli postupně.</text:p>
      <text:list xml:id="list155351451726257" text:continue-numbering="true" text:style-name="List_20_1">
        <text:list-item>
          <text:p text:style-name="P82">Obnovit ze zálohy – <text:span text:style-name="T9">LibreOffice udržuje zálohy předchozích konfigurací a aktivovaných rozšíření. <text:s/>Tuto možnost použijeme k obnovení uživatelské konfigurace, nainstalovaných rozšíření nebo obou do předchozího známého funkčního stavu, pokud </text:span>máme podezření, že naše problémy byly způsobeny nedávnými změnami. </text:p>
        </text:list-item>
        <text:list-item>
          <text:p text:style-name="P82">Nastavení – <text:span text:style-name="T9">Tato volba umožňuje deaktivovat všechna uživatelská rozšíření, hardwarovou akceleraci nebo obojí. <text:s/>To je dobrá volba, pokud dochází k selhání při spuštění nebo k chybám v zobrazení, které často souvisejí s hardwarovou akcelerací.</text:span></text:p>
        </text:list-item>
        <text:list-item>
          <text:p text:style-name="P82">Rozšíření – <text:span text:style-name="T10">Pokud máme podezření, že poškozené rozšíření blokuje nebo způsobuje selhání LibreOffice, tato možnost nám umožní odinstalovat všechna uživatelská rozšíření a obnovit stav všech sdílených rozšíření nebo rozšíření dodávaných s LibreOffice. <text:s text:c="2"/>V případě sdílených nebo dodávaných rozšíření bude tato volba fungovat pouze pokud má uživatel odpovídající přístupová práva k systému a měla by být spouštěna s rozmyslem.</text:span></text:p>
        </text:list-item>
        <text:list-item>
          <text:p text:style-name="P82">Obnovit tovární nastavení – <text:span text:style-name="T10">Pokud vše výše uvedené selže, můžete resetovat nastavení a úpravy uživatelského rozhraní nebo celý profil zpět na výchozí tovární hodnoty. <text:s/></text:span></text:p>
        </text:list-item>
      </text:list>
      <text:list xml:id="list155351184157177" text:continue-list="list672845244" text:style-name="List_20_2">
        <text:list-item>
          <text:p text:style-name="P99">Obnovit nastavení a úpravy uživatelského rozhraní – touto <text:span text:style-name="T12">volbou resetujeme uživatelské rozhraní a změny konfigurace, ale zachováme nastavení jako jsou uživatelský slovník, šablony, atd... <text:s/></text:span></text:p>
        </text:list-item>
        <text:list-item>
          <text:p text:style-name="P99">Obnovit celý uživatelský profil – touto volbou vymažeme všechny vlastní nastavení a vrátíme uživatelský profil do výchozího nastavení.</text:p>
        </text:list-item>
      </text:list>
      <text:list xml:id="list155351974271135" text:continue-list="list155351451726257" text:style-name="List_20_1">
        <text:list-item>
          <text:p text:style-name="P83"><text:soft-page-break/>Použít změny a restartovat - výběrem této volby potvrdíme výše vybrané změny a restartujeme LibreOffice.</text:p>
        </text:list-item>
        <text:list-item>
          <text:p text:style-name="P82">Pokračovat v nouzovém režimu – Pokračování v nouzovém režimu umožní pracovat v LibreOffice stejně jako doposud, ale s dočasným profilem <text:span text:style-name="T11">, který se vytvoří při startu. <text:s/>Jakékoliv rozšíření nebo volby konfigurace, které jste dříve nastavili, budou muset být znovu nakonfigurována, aby se uplatnila. Mějte na paměti, že veškeré změny nastavení se provedou v tomto dočasném profilu a po </text:span>restartování programu se ztratí.</text:p>
        </text:list-item>
        <text:list-item>
          <text:p text:style-name="P82">Restartovat v běžném režimu – Pokud jste omylem zapnuli nouzový režim, tato možnost zahodí veškeré změny, ukončí nouzový režim a standardně restartuje LibreOffice.</text:p>
        </text:list-item>
      </text:list>
      <text:list xml:id="list155350169600889" text:continue-list="list155350472047874" text:style-name="Heading_20_Note">
        <text:list-item>
          <text:p text:style-name="P93">Poznámka</text:p>
        </text:list-item>
      </text:list>
      <text:p text:style-name="P53">Pokud použití nouzového režimu problém nevyřeší, klepněte na kartu Rozšířené. Naleznete tam pokyny, jak postupovat dále.</text:p>
      <text:p text:style-name="P53">Na kartě Rozšířené máte také možnost vytvořit ZIP soubor vašeho poškozeného uživatelského profilu, který lze poté nahrát do systému sledování chyb, kde jej vývojáři mohou dále prozkoumat.</text:p>
      <text:p text:style-name="P53">Mějte na paměti, že nahraný profil může obsahovat citlivé informace jako osobní slovník, nastavení či nainstalovaná rozšíření.</text:p>
      <text:list xml:id="list155350441165508" text:continue-list="list155351974271135" text:style-name="List_20_1">
        <text:list-header>
          <text:p text:style-name="P87"/>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loext:graphic-properties draw:fill="none" draw:fill-color="#729fcf"/>
      <style:paragraph-properties fo:margin-top="0cm" fo:margin-bottom="0.203cm" loext:contextual-spacing="false" style:page-number="auto" fo:break-before="page" fo:background-color="transparent"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List" style:family="paragraph" style:parent-style-name="Text_20_body" style:class="list">
      <style:text-properties style:font-size-asian="12pt"/>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Numbering_20_Symbols" style:display-name="Numbering Symbols" style:family="text"/>
    <style:style style:name="Character_5f_20_5f_style" style:display-name="Character_20_style" style:family="text"/>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3c10b"/>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Řešení problémů LibreOffice v nouzovém režimu</text:chapter> <text:span text:style-name="MT1">| </text:span><text:page-number text:select-page="current">29</text:page-number></text:p>
      </style:footer>
      <style:footer-left>
        <text:p text:style-name="Footer"><text:page-number text:select-page="current">30</text:page-number><text:s/><text:span text:style-name="MT2">| </text:span><text:chapter text:display="name" text:outline-level="1">Řešení problémů LibreOffice v nouzovém režimu</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2 Nastavení LibreOffice</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Kapitola 2 Nastavení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7:25:25.169733000</meta:creation-date>
    <meta:editing-duration>P1DT41M13S</meta:editing-duration>
    <meta:editing-cycles>217</meta:editing-cycles>
    <meta:generator>LibreOffice/6.1.1.2$MacOSX_X86_64 LibreOffice_project/5d19a1bfa650b796764388cd8b33a5af1f5baa1b</meta:generator>
    <dc:title>Kapitola 2 Nastavení LibreOffice</dc:title>
    <meta:initial-creator>Jean Weber</meta:initial-creator>
    <dc:date>2018-09-18T15:53:49.030150174</dc:date>
    <dc:creator>Jean Weber</dc:creator>
    <meta:document-statistic meta:table-count="8" meta:image-count="33" meta:object-count="0" meta:page-count="30" meta:paragraph-count="508" meta:word-count="7718" meta:character-count="47628" meta:non-whitespace-character-count="40353"/>
    <meta:template xlink:type="simple" xlink:actuate="onRequest" xlink:title="LO_6.0_Chapter_Template" xlink:href="../../../../../../.config/libreoffice/4/user/template/LO_6.0_Chapter_Template.ott" meta:date="2018-05-18T16:58:07.217000000"/>
  </office:meta>
</office:document-meta>
</file>